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9.4pt"/>
    </style:style>
    <style:style style:name="co2" style:family="table-column">
      <style:table-column-properties fo:break-before="auto" style:column-width="277.06pt"/>
    </style:style>
    <style:style style:name="co3" style:family="table-column">
      <style:table-column-properties fo:break-before="auto" style:column-width="49.24pt"/>
    </style:style>
    <style:style style:name="co4" style:family="table-column">
      <style:table-column-properties fo:break-before="auto" style:column-width="67.44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53.21pt"/>
    </style:style>
    <style:style style:name="co7" style:family="table-column">
      <style:table-column-properties fo:break-before="auto" style:column-width="52.41pt"/>
    </style:style>
    <style:style style:name="co8" style:family="table-column">
      <style:table-column-properties fo:break-before="auto" style:column-width="210.36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165.91pt"/>
    </style:style>
    <style:style style:name="co11" style:family="table-column">
      <style:table-column-properties fo:break-before="auto" style:column-width="80.16pt"/>
    </style:style>
    <style:style style:name="co12" style:family="table-column">
      <style:table-column-properties fo:break-before="auto" style:column-width="72.26pt"/>
    </style:style>
    <style:style style:name="co13" style:family="table-column">
      <style:table-column-properties fo:break-before="auto" style:column-width="106.36pt"/>
    </style:style>
    <style:style style:name="co14" style:family="table-column">
      <style:table-column-properties fo:break-before="auto" style:column-width="121.4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OM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25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25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5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 style:data-style-name="N126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26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26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6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126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26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6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26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e066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25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25">
      <style:table-cell-properties fo:background-color="#00ff00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25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e0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25">
      <style:table-cell-properties fo:background-color="#00ff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ackground-color="#e066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ackground-color="#e06666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e0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1" table:number-columns-repeated="1008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pecifications</text:p>
          </table:table-cell>
          <table:table-cell table:style-name="ce1" office:value-type="string" calcext:value-type="string">
            <text:p>Amount </text:p>
          </table:table-cell>
          <table:table-cell table:style-name="ce16" office:value-type="string" calcext:value-type="string">
            <text:p>Unit Price (inkl. Mwst) </text:p>
          </table:table-cell>
          <table:table-cell table:style-name="ce1" office:value-type="string" calcext:value-type="string">
            <text:p>Total</text:p>
          </table:table-cell>
          <table:table-cell table:style-name="ce26" office:value-type="string" calcext:value-type="string">
            <text:p>Shipping</text:p>
          </table:table-cell>
          <table:table-cell table:style-name="ce1" office:value-type="string" calcext:value-type="string">
            <text:p>Vendor</text:p>
          </table:table-cell>
          <table:table-cell table:style-name="ce56" office:value-type="string" calcext:value-type="string">
            <text:p>Unique Vendor</text:p>
          </table:table-cell>
          <table:table-cell table:style-name="ce62" office:value-type="string" calcext:value-type="string">
            <text:p>Status</text:p>
          </table:table-cell>
          <table:table-cell table:style-name="ce66" office:value-type="string" calcext:value-type="string">
            <text:p>William</text:p>
          </table:table-cell>
          <table:table-cell table:style-name="ce77" office:value-type="string" calcext:value-type="string">
            <text:p>Daniele</text:p>
          </table:table-cell>
          <table:table-cell table:style-name="ce85" office:value-type="string" calcext:value-type="string">
            <text:p>Invoice Amt</text:p>
          </table:table-cell>
          <table:table-cell table:style-name="ce85" office:value-type="string" calcext:value-type="string">
            <text:p>Invoice No</text:p>
          </table:table-cell>
          <table:table-cell table:style-name="ce85" office:value-type="string" calcext:value-type="string">
            <text:p>Location</text:p>
          </table:table-cell>
          <table:table-cell table:style-name="ce85" office:value-type="string" calcext:value-type="string">
            <text:p>Total: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inear Bearing Block</text:p>
          </table:table-cell>
          <table:table-cell table:style-name="ce12" office:value-type="string" calcext:value-type="string">
            <text:p>HGH15CA</text:p>
          </table:table-cell>
          <table:table-cell table:style-name="ce2" office:value-type="float" office:value="7" calcext:value-type="float">
            <text:p>7</text:p>
          </table:table-cell>
          <table:table-cell table:style-name="ce17" office:value-type="currency" office:currency="EUR" office:value="33" calcext:value-type="currency">
            <text:p>€33.00</text:p>
          </table:table-cell>
          <table:table-cell table:style-name="ce17" table:formula="of:=199.15*1.16" office:value-type="currency" office:currency="EUR" office:value="231.014" calcext:value-type="currency">
            <text:p>€231.01</text:p>
          </table:table-cell>
          <table:table-cell table:style-name="ce27" table:formula="of:=4.21*1.16" office:value-type="currency" office:currency="EUR" office:value="4.8836" calcext:value-type="currency">
            <text:p>4.88 €</text:p>
          </table:table-cell>
          <table:table-cell table:style-name="ce42" office:value-type="string" calcext:value-type="string">
            <text:p><text:a xlink:href="https://www.cnc-zubehoer.eu/antriebe/profilschienenfuehrungen/201/hiwin-laufwagen-hgh?c=121" xlink:type="simple">link</text:a></text:p>
          </table:table-cell>
          <table:table-cell table:style-name="ce3" office:value-type="string" calcext:value-type="string">
            <text:p>cnc-zubehoer 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SUM([.E2:.F2])" office:value-type="currency" office:currency="EUR" office:value="235.8976" calcext:value-type="currency">
            <text:p>€235.90</text:p>
          </table:table-cell>
          <table:table-cell table:style-name="ce90"/>
          <table:table-cell table:style-name="ce90" office:value-type="string" calcext:value-type="string">
            <text:p>Xanten (verified)</text:p>
          </table:table-cell>
          <table:table-cell table:style-name="ce90" table:formula="of:=SUM([.E$1:.E$1048576])" office:value-type="currency" office:currency="EUR" office:value="1793.332" calcext:value-type="currency">
            <text:p>€1,793.33</text:p>
          </table:table-cell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Linear Bearing Block</text:p>
          </table:table-cell>
          <table:table-cell table:style-name="ce12" office:value-type="string" calcext:value-type="string">
            <text:p>HGH15CA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currency" office:currency="EUR" office:value="25" calcext:value-type="currency">
            <text:p>€25.00</text:p>
          </table:table-cell>
          <table:table-cell table:style-name="ce17" table:formula="of:=20.5*1.22" office:value-type="currency" office:currency="EUR" office:value="25.01" calcext:value-type="currency">
            <text:p>€25.01</text:p>
          </table:table-cell>
          <table:table-cell table:style-name="ce27"/>
          <table:table-cell table:style-name="ce42" office:value-type="string" calcext:value-type="string">
            <text:p><text:a xlink:href="https://www.cnc-store.eu/en/bearings-blocks/bearing-block-hgh15cazac.html" xlink:type="simple">link</text:a></text:p>
          </table:table-cell>
          <table:table-cell table:style-name="ce3" office:value-type="string" calcext:value-type="string" table:number-columns-spanned="1" table:number-rows-spanned="3">
            <text:p>cnc-store(&lt;=200€ netto)</text:p>
          </table:table-cell>
          <table:table-cell table:style-name="ce3" office:value-type="string" calcext:value-type="string" table:number-columns-spanned="1" table:number-rows-spanned="3">
            <text:p>Arrived</text:p>
          </table:table-cell>
          <table:table-cell table:style-name="ce68" office:value-type="string" calcext:value-type="string" table:number-columns-spanned="1" table:number-rows-spanned="3">
            <text:p>reimbursement claimed</text:p>
          </table:table-cell>
          <table:table-cell table:style-name="ce2"/>
          <table:table-cell table:style-name="ce87" table:formula="of:=SUM([.E3:.F5])" office:value-type="currency" office:currency="EUR" office:value="188.307" calcext:value-type="currency" table:number-columns-spanned="1" table:number-rows-spanned="3">
            <text:p>€188.31</text:p>
          </table:table-cell>
          <table:table-cell table:style-name="ce90"/>
          <table:table-cell table:style-name="ce94" office:value-type="string" calcext:value-type="string" table:number-columns-spanned="1" table:number-rows-spanned="3">
            <text:p>Xanten (verified)</text:p>
          </table:table-cell>
          <table:table-cell table:style-name="ce90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Linear Rail</text:p>
          </table:table-cell>
          <table:table-cell table:style-name="ce12" office:value-type="string" calcext:value-type="string">
            <text:p>HGR15RC 800mm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0.51*80" office:value-type="currency" office:currency="EUR" office:value="40.8" calcext:value-type="currency">
            <text:p>€40.80</text:p>
          </table:table-cell>
          <table:table-cell table:style-name="ce17" table:formula="of:=67.2*1.22" office:value-type="currency" office:currency="EUR" office:value="81.984" calcext:value-type="currency">
            <text:p>€81.98</text:p>
          </table:table-cell>
          <table:table-cell table:style-name="ce27" table:formula="of:=6.65*1.22" office:value-type="currency" office:currency="EUR" office:value="8.113" calcext:value-type="currency">
            <text:p>8.11 €</text:p>
          </table:table-cell>
          <table:table-cell table:style-name="ce43" office:value-type="string" calcext:value-type="string" table:number-columns-spanned="1" table:number-rows-spanned="2">
            <text:p><text:a xlink:href="https://www.cnc-store.eu/en/linear-guideways-126/guideway-hgr15-r-c.html" xlink:type="simple">link</text:a></text:p>
          </table:table-cell>
          <table:covered-table-cell table:number-columns-repeated="3" table:style-name="ce35"/>
          <table:table-cell table:style-name="ce2"/>
          <table:covered-table-cell/>
          <table:table-cell table:style-name="ce91"/>
          <table:covered-table-cell/>
          <table:table-cell table:style-name="ce91" office:value-type="string" calcext:value-type="string">
            <text:p>Total netto:</text:p>
          </table:table-cell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Linear Rail</text:p>
          </table:table-cell>
          <table:table-cell table:style-name="ce12" office:value-type="string" calcext:value-type="string">
            <text:p>HGR15RC 500mm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0.51*50" office:value-type="currency" office:currency="EUR" office:value="25.5" calcext:value-type="currency">
            <text:p>€25.50</text:p>
          </table:table-cell>
          <table:table-cell table:style-name="ce17" table:formula="of:=42*1.22" office:value-type="currency" office:currency="EUR" office:value="51.24" calcext:value-type="currency">
            <text:p>€51.24</text:p>
          </table:table-cell>
          <table:table-cell table:style-name="ce27" table:formula="of:=18*1.22" office:value-type="currency" office:currency="EUR" office:value="21.96" calcext:value-type="currency">
            <text:p>21.96 €</text:p>
          </table:table-cell>
          <table:covered-table-cell table:number-columns-repeated="4" table:style-name="ce36"/>
          <table:table-cell table:style-name="ce2"/>
          <table:covered-table-cell/>
          <table:table-cell table:style-name="ce8"/>
          <table:covered-table-cell/>
          <table:table-cell table:style-name="ce90" table:formula="of:=[.O2]/1.16" office:value-type="currency" office:currency="EUR" office:value="1545.975862" calcext:value-type="currency">
            <text:p>€1,545.98</text:p>
          </table:table-cell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3" office:value-type="string" calcext:value-type="string">
            <text:p>Linear Bearing </text:p>
          </table:table-cell>
          <table:table-cell table:style-name="ce3" office:value-type="string" calcext:value-type="string">
            <text:p>LME16UU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currency" office:currency="EUR" office:value="6.3" calcext:value-type="currency">
            <text:p>€6.30</text:p>
          </table:table-cell>
          <table:table-cell table:style-name="ce18" table:formula="of:=[.C6]*[.D6]" office:value-type="currency" office:currency="EUR" office:value="25.2" calcext:value-type="currency">
            <text:p>€25.20</text:p>
          </table:table-cell>
          <table:table-cell table:style-name="ce28"/>
          <table:table-cell table:style-name="ce43" office:value-type="string" calcext:value-type="string">
            <text:p><text:a xlink:href="https://www.dold-mechatronik.de/Linear-bearing-16mm-LME16UU" xlink:type="simple">link</text:a></text:p>
          </table:table-cell>
          <table:table-cell table:style-name="ce3" office:value-type="string" calcext:value-type="string" table:number-columns-spanned="1" table:number-rows-spanned="4">
            <text:p>dold-mechatronik (&lt;=200€ netto)</text:p>
          </table:table-cell>
          <table:table-cell table:style-name="ce3" office:value-type="string" calcext:value-type="string" table:number-columns-spanned="1" table:number-rows-spanned="4">
            <text:p>Arrived</text:p>
          </table:table-cell>
          <table:table-cell table:style-name="ce68" office:value-type="string" calcext:value-type="string" table:number-columns-spanned="1" table:number-rows-spanned="4">
            <text:p>rechnung paid in mach</text:p>
          </table:table-cell>
          <table:table-cell table:style-name="ce2"/>
          <table:table-cell table:style-name="ce87" table:formula="of:=SUM([.E6:.F9])" office:value-type="currency" office:currency="EUR" office:value="224.5" calcext:value-type="currency" table:number-columns-spanned="1" table:number-rows-spanned="4">
            <text:p>€224.50</text:p>
          </table:table-cell>
          <table:table-cell table:style-name="ce92" office:value-type="float" office:value="71089" calcext:value-type="float" table:number-columns-spanned="1" table:number-rows-spanned="4">
            <text:p>71089</text:p>
          </table:table-cell>
          <table:table-cell table:style-name="ce94" office:value-type="string" calcext:value-type="string" table:number-columns-spanned="1" table:number-rows-spanned="4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3" office:value-type="string" calcext:value-type="string">
            <text:p>Linear shaft</text:p>
          </table:table-cell>
          <table:table-cell table:style-name="ce3" office:value-type="string" calcext:value-type="string">
            <text:p>16mm H6 350mm</text:p>
          </table:table-cell>
          <table:table-cell table:style-name="ce3" office:value-type="float" office:value="4" calcext:value-type="float">
            <text:p>4</text:p>
          </table:table-cell>
          <table:table-cell table:style-name="ce18" office:value-type="currency" office:currency="EUR" office:value="5.1" calcext:value-type="currency">
            <text:p>€5.10</text:p>
          </table:table-cell>
          <table:table-cell table:style-name="ce18" table:formula="of:=[.C7]*[.D7]" office:value-type="currency" office:currency="EUR" office:value="20.4" calcext:value-type="currency">
            <text:p>€20.40</text:p>
          </table:table-cell>
          <table:table-cell table:style-name="ce28"/>
          <table:table-cell table:style-name="ce43" office:value-type="string" calcext:value-type="string">
            <text:p><text:a xlink:href="https://www.dold-mechatronik.de/Precision-shaft-16mm-h6-honed-and-hardened-300mm" xlink:type="simple">link</text:a></text:p>
          </table:table-cell>
          <table:covered-table-cell table:number-columns-repeated="3" table:style-name="ce35"/>
          <table:table-cell table:style-name="ce2"/>
          <table:covered-table-cell table:number-columns-repeated="3"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3" office:value-type="string" calcext:value-type="string">
            <text:p>Ball Screw</text:p>
          </table:table-cell>
          <table:table-cell table:style-name="ce3" office:value-type="string" calcext:value-type="string">
            <text:p>1610 800mm including nut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currency" office:currency="EUR" office:value="90" calcext:value-type="currency">
            <text:p>€90.00</text:p>
          </table:table-cell>
          <table:table-cell table:style-name="ce18" table:formula="of:=[.C8]*[.D8]" office:value-type="currency" office:currency="EUR" office:value="90" calcext:value-type="currency">
            <text:p>€90.00</text:p>
          </table:table-cell>
          <table:table-cell table:style-name="ce28"/>
          <table:table-cell table:style-name="ce43" office:value-type="string" calcext:value-type="string">
            <text:p><text:a xlink:href="https://www.dold-mechatronik.de/Ball-screw-SFU1610-3-800mm" xlink:type="simple">link</text:a></text:p>
          </table:table-cell>
          <table:covered-table-cell table:number-columns-repeated="3" table:style-name="ce35"/>
          <table:table-cell table:style-name="ce2"/>
          <table:covered-table-cell table:number-columns-repeated="3"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3" office:value-type="string" calcext:value-type="string">
            <text:p>Ball Screw</text:p>
          </table:table-cell>
          <table:table-cell table:style-name="ce3" office:value-type="string" calcext:value-type="string">
            <text:p>1610 600mm including nut</text:p>
          </table:table-cell>
          <table:table-cell table:style-name="ce3" office:value-type="float" office:value="1" calcext:value-type="float">
            <text:p>1</text:p>
          </table:table-cell>
          <table:table-cell table:style-name="ce18" office:value-type="currency" office:currency="EUR" office:value="82" calcext:value-type="currency">
            <text:p>€82.00</text:p>
          </table:table-cell>
          <table:table-cell table:style-name="ce18" table:formula="of:=[.C9]*[.D9]" office:value-type="currency" office:currency="EUR" office:value="82" calcext:value-type="currency">
            <text:p>€82.00</text:p>
          </table:table-cell>
          <table:table-cell table:style-name="ce28" office:value-type="currency" office:currency="EUR" office:value="6.9" calcext:value-type="currency">
            <text:p>6.90 €</text:p>
          </table:table-cell>
          <table:table-cell table:style-name="ce43" office:value-type="string" calcext:value-type="string">
            <text:p><text:a xlink:href="https://www.dold-mechatronik.de/Ball-screw-SFU1610-3-600mm" xlink:type="simple">link</text:a></text:p>
          </table:table-cell>
          <table:covered-table-cell table:number-columns-repeated="3" table:style-name="ce36"/>
          <table:table-cell table:style-name="ce2"/>
          <table:covered-table-cell table:number-columns-repeated="3"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4" office:value-type="string" calcext:value-type="string">
            <text:p>Ball Screw</text:p>
          </table:table-cell>
          <table:table-cell table:style-name="ce4" office:value-type="string" calcext:value-type="string">
            <text:p>1605 300mm including nut</text:p>
          </table:table-cell>
          <table:table-cell table:style-name="ce4" office:value-type="float" office:value="1" calcext:value-type="float">
            <text:p>1</text:p>
          </table:table-cell>
          <table:table-cell table:style-name="ce19" office:value-type="currency" office:currency="EUR" office:value="35.79" calcext:value-type="currency">
            <text:p>€35.79</text:p>
          </table:table-cell>
          <table:table-cell table:style-name="ce19" table:formula="of:=[.C10]*[.D10]" office:value-type="currency" office:currency="EUR" office:value="35.79" calcext:value-type="currency">
            <text:p>€35.79</text:p>
          </table:table-cell>
          <table:table-cell table:style-name="ce29"/>
          <table:table-cell table:style-name="ce44" office:value-type="string" calcext:value-type="string">
            <text:p><text:a xlink:href="https://gtech-shop.de/Kugelumlaufspindel-SFU1605-300mm" xlink:type="simple">link</text:a></text:p>
          </table:table-cell>
          <table:table-cell table:style-name="ce57" office:value-type="string" calcext:value-type="string" table:number-columns-spanned="1" table:number-rows-spanned="9">
            <text:p>GTech (&lt;=200€ netto)</text:p>
          </table:table-cell>
          <table:table-cell table:style-name="ce63"/>
          <table:table-cell table:style-name="ce69" office:value-type="string" calcext:value-type="string">
            <text:p>did this get ordered?</text:p>
          </table:table-cell>
          <table:table-cell table:style-name="ce78"/>
          <table:table-cell/>
          <table:table-cell table:style-name="ce11" table:number-columns-repeated="2"/>
          <table:table-cell table:style-name="ce93" office:value-type="string" calcext:value-type="string">
            <text:p>Missing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Coupler</text:p>
          </table:table-cell>
          <table:table-cell table:style-name="ce5" office:value-type="string" calcext:value-type="string">
            <text:p>D25L30 8mm to 10mm</text:p>
          </table:table-cell>
          <table:table-cell table:style-name="ce5" office:value-type="float" office:value="6" calcext:value-type="float">
            <text:p>6</text:p>
          </table:table-cell>
          <table:table-cell table:style-name="ce20" office:value-type="currency" office:currency="EUR" office:value="6.5" calcext:value-type="currency">
            <text:p>€6.50</text:p>
          </table:table-cell>
          <table:table-cell table:style-name="ce20" office:value-type="currency" office:currency="EUR" office:value="34.69" calcext:value-type="currency">
            <text:p>€34.69</text:p>
          </table:table-cell>
          <table:table-cell table:style-name="ce30"/>
          <table:table-cell table:style-name="ce45" office:value-type="string" calcext:value-type="string">
            <text:p><text:a xlink:href="https://gtech-shop.de/Wellenkupplung-Aluminium-flexibel-D25L30-8mm" xlink:type="simple">link</text:a></text:p>
          </table:table-cell>
          <table:covered-table-cell table:style-name="ce35"/>
          <table:table-cell table:style-name="ce3" office:value-type="string" calcext:value-type="string" table:number-columns-spanned="1" table:number-rows-spanned="8">
            <text:p>Arrived</text:p>
          </table:table-cell>
          <table:table-cell table:style-name="ce68" office:value-type="string" calcext:value-type="string" table:number-columns-spanned="1" table:number-rows-spanned="8">
            <text:p>reimbursement claimed, but needs to be switched to correct Kostenstelle</text:p>
          </table:table-cell>
          <table:table-cell table:style-name="ce5"/>
          <table:table-cell table:style-name="ce87" table:formula="of:=SUM([.E11:.F18])" office:value-type="currency" office:currency="EUR" office:value="101.12" calcext:value-type="currency" table:number-columns-spanned="1" table:number-rows-spanned="8">
            <text:p>€101.12</text:p>
          </table:table-cell>
          <table:table-cell table:style-name="ce93"/>
          <table:table-cell table:style-name="ce92" office:value-type="string" calcext:value-type="string" table:number-columns-spanned="1" table:number-rows-spanned="8">
            <text:p>Xanten (verified)</text:p>
          </table:table-cell>
          <table:table-cell table:style-name="ce93" office:value-type="string" calcext:value-type="string">
            <text:p>They are 8 to 8mm not 8 to 10mm</text:p>
          </table:table-cell>
          <table:table-cell table:style-name="ce100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Bearing</text:p>
          </table:table-cell>
          <table:table-cell table:style-name="ce7" office:value-type="string" calcext:value-type="string">
            <text:p>6000ZZ</text:p>
          </table:table-cell>
          <table:table-cell table:style-name="ce7" office:value-type="float" office:value="16" calcext:value-type="float">
            <text:p>16</text:p>
          </table:table-cell>
          <table:table-cell table:style-name="ce21" office:value-type="currency" office:currency="EUR" office:value="0.8" calcext:value-type="currency">
            <text:p>€0.80</text:p>
          </table:table-cell>
          <table:table-cell table:style-name="ce21" office:value-type="currency" office:currency="EUR" office:value="10.76" calcext:value-type="currency">
            <text:p>€10.76</text:p>
          </table:table-cell>
          <table:table-cell table:style-name="ce31"/>
          <table:table-cell table:style-name="ce46" office:value-type="string" calcext:value-type="string">
            <text:p><text:a xlink:href="https://gtech-shop.de/Rillenkugellager-6000-ZZ" xlink:type="simple">link</text:a></text:p>
          </table:table-cell>
          <table:covered-table-cell table:number-columns-repeated="3" table:style-name="ce35"/>
          <table:table-cell table:style-name="ce79"/>
          <table:covered-table-cell/>
          <table:table-cell table:style-name="ce8"/>
          <table:covered-table-cell/>
          <table:table-cell table:style-name="ce96" office:value-type="string" calcext:value-type="string" table:number-columns-spanned="1" table:number-rows-spanned="4">
            <text:p>cable chain are only 2</text:p>
          </table:table-cell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Cable Chain</text:p>
          </table:table-cell>
          <table:table-cell table:style-name="ce7" office:value-type="string" calcext:value-type="string">
            <text:p>Open/Closed 25x57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currency" office:currency="EUR" office:value="18.29" calcext:value-type="currency">
            <text:p>€18.29</text:p>
          </table:table-cell>
          <table:table-cell table:style-name="ce21" table:formula="of:=[.C13]*[.D13]" office:value-type="currency" office:currency="EUR" office:value="18.29" calcext:value-type="currency">
            <text:p>€18.29</text:p>
          </table:table-cell>
          <table:table-cell table:style-name="ce32"/>
          <table:table-cell table:style-name="ce46"/>
          <table:covered-table-cell table:number-columns-repeated="3" table:style-name="ce35"/>
          <table:table-cell table:style-name="ce7"/>
          <table:covered-table-cell/>
          <table:table-cell table:style-name="ce8"/>
          <table:covered-table-cell table:number-columns-repeated="2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Cable Chain</text:p>
          </table:table-cell>
          <table:table-cell table:style-name="ce2" office:value-type="string" calcext:value-type="string">
            <text:p>Open/Closed 25x25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currency" office:currency="EUR" office:value="17.49" calcext:value-type="currency">
            <text:p>€17.49</text:p>
          </table:table-cell>
          <table:table-cell table:style-name="ce21" table:formula="of:=[.C14]*[.D14]" office:value-type="currency" office:currency="EUR" office:value="17.49" calcext:value-type="currency">
            <text:p>€17.49</text:p>
          </table:table-cell>
          <table:table-cell table:style-name="ce27"/>
          <table:table-cell table:style-name="ce42" office:value-type="string" calcext:value-type="string">
            <text:p><text:a xlink:href="https://gtech-shop.de/Offen-25-x-38" xlink:type="simple">link</text:a></text:p>
          </table:table-cell>
          <table:covered-table-cell table:number-columns-repeated="3" table:style-name="ce35"/>
          <table:table-cell table:style-name="ce2"/>
          <table:covered-table-cell/>
          <table:table-cell table:style-name="ce8"/>
          <table:covered-table-cell table:number-columns-repeated="2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Cable Chain</text:p>
          </table:table-cell>
          <table:table-cell table:style-name="ce7" office:value-type="string" calcext:value-type="string">
            <text:p>30mm 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currency" office:currency="EUR" office:value="1.99" calcext:value-type="currency">
            <text:p>€1.99</text:p>
          </table:table-cell>
          <table:table-cell table:style-name="ce21" table:formula="of:=[.C15]*[.D15]" office:value-type="currency" office:currency="EUR" office:value="3.98" calcext:value-type="currency">
            <text:p>€3.98</text:p>
          </table:table-cell>
          <table:table-cell table:style-name="ce32"/>
          <table:table-cell table:style-name="ce47"/>
          <table:covered-table-cell table:number-columns-repeated="3" table:style-name="ce35"/>
          <table:table-cell table:style-name="ce2"/>
          <table:covered-table-cell/>
          <table:table-cell table:style-name="ce8"/>
          <table:covered-table-cell table:number-columns-repeated="2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Cable Chain</text:p>
          </table:table-cell>
          <table:table-cell table:style-name="ce7" office:value-type="string" calcext:value-type="string">
            <text:p>30mm VPE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currency" office:currency="EUR" office:value="3.49" calcext:value-type="currency">
            <text:p>€3.49</text:p>
          </table:table-cell>
          <table:table-cell table:style-name="ce21" table:formula="of:=[.C16]*[.D16]" office:value-type="currency" office:currency="EUR" office:value="3.49" calcext:value-type="currency">
            <text:p>€3.49</text:p>
          </table:table-cell>
          <table:table-cell table:style-name="ce32"/>
          <table:table-cell table:style-name="ce47"/>
          <table:covered-table-cell table:number-columns-repeated="3" table:style-name="ce35"/>
          <table:table-cell table:style-name="ce2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Cable Wrapper</text:p>
          </table:table-cell>
          <table:table-cell table:style-name="ce7" office:value-type="string" calcext:value-type="string">
            <text:p>20mm</text:p>
          </table:table-cell>
          <table:table-cell table:style-name="ce7" office:value-type="float" office:value="2" calcext:value-type="float">
            <text:p>2</text:p>
          </table:table-cell>
          <table:table-cell table:style-name="ce21" office:value-type="currency" office:currency="EUR" office:value="1.49" calcext:value-type="currency">
            <text:p>€1.49</text:p>
          </table:table-cell>
          <table:table-cell table:style-name="ce21" table:formula="of:=[.C17]*[.D17]" office:value-type="currency" office:currency="EUR" office:value="2.98" calcext:value-type="currency">
            <text:p>€2.98</text:p>
          </table:table-cell>
          <table:table-cell table:style-name="ce32"/>
          <table:table-cell table:style-name="ce48" office:value-type="string" calcext:value-type="string" table:number-columns-spanned="1" table:number-rows-spanned="2">
            <text:p><text:a xlink:href="https://gtech-shop.de/Kabelfuehrung-Kabelbuendel-Schwarz-R20mm-25m-1-Meter" xlink:type="simple">link</text:a></text:p>
          </table:table-cell>
          <table:covered-table-cell table:number-columns-repeated="3" table:style-name="ce35"/>
          <table:table-cell table:style-name="ce2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Cable Wrapper</text:p>
          </table:table-cell>
          <table:table-cell table:style-name="ce7" office:value-type="string" calcext:value-type="string">
            <text:p>10mm</text:p>
          </table:table-cell>
          <table:table-cell table:style-name="ce7" office:value-type="float" office:value="5" calcext:value-type="float">
            <text:p>5</text:p>
          </table:table-cell>
          <table:table-cell table:style-name="ce21" office:value-type="currency" office:currency="EUR" office:value="1.1" calcext:value-type="currency">
            <text:p>€1.10</text:p>
          </table:table-cell>
          <table:table-cell table:style-name="ce21" office:value-type="currency" office:currency="EUR" office:value="5.45" calcext:value-type="currency">
            <text:p>€5.45</text:p>
          </table:table-cell>
          <table:table-cell table:style-name="ce32" office:value-type="currency" office:currency="EUR" office:value="3.99" calcext:value-type="currency">
            <text:p>3.99 €</text:p>
          </table:table-cell>
          <table:covered-table-cell table:style-name="ce49"/>
          <table:covered-table-cell table:number-columns-repeated="3" table:style-name="ce36"/>
          <table:table-cell table:style-name="ce2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Aluminum Plate</text:p>
          </table:table-cell>
          <table:table-cell table:style-name="ce7" office:value-type="string" calcext:value-type="string">
            <text:p>300x300x25mm CNC friendly (AlMg3, AlMgSi1 or similar)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currency" office:currency="EUR" office:value="75.6" calcext:value-type="currency">
            <text:p>€75.60</text:p>
          </table:table-cell>
          <table:table-cell table:style-name="ce21" table:formula="of:=[.C19]*[.D19]" office:value-type="currency" office:currency="EUR" office:value="75.6" calcext:value-type="currency">
            <text:p>€75.60</text:p>
          </table:table-cell>
          <table:table-cell table:style-name="ce32"/>
          <table:table-cell table:style-name="ce46" office:value-type="string" calcext:value-type="string">
            <text:p><text:a xlink:href="https://www.duerr-metall.shop/p/aluminium-gussplatten-25mm-dicke-almg3-300x300mm" xlink:type="simple">link</text:a></text:p>
          </table:table-cell>
          <table:table-cell table:style-name="ce58" office:value-type="string" calcext:value-type="string" table:number-columns-spanned="1" table:number-rows-spanned="2">
            <text:p>DURR (&lt;=200€ netto)</text:p>
          </table:table-cell>
          <table:table-cell table:style-name="ce58" office:value-type="string" calcext:value-type="string" table:number-columns-spanned="1" table:number-rows-spanned="2">
            <text:p>Arrived</text:p>
          </table:table-cell>
          <table:table-cell table:style-name="ce68" office:value-type="string" calcext:value-type="string" table:number-columns-spanned="1" table:number-rows-spanned="2">
            <text:p>Rechnung paid in mach</text:p>
          </table:table-cell>
          <table:table-cell/>
          <table:table-cell table:style-name="ce87" table:formula="of:=SUM([.E19:.F20])" office:value-type="currency" office:currency="EUR" office:value="189" calcext:value-type="currency" table:number-columns-spanned="1" table:number-rows-spanned="2">
            <text:p>€189.00</text:p>
          </table:table-cell>
          <table:table-cell table:style-name="ce92" office:value-type="float" office:value="1098" calcext:value-type="float" table:number-columns-spanned="1" table:number-rows-spanned="2">
            <text:p>1098</text:p>
          </table:table-cell>
          <table:table-cell table:style-name="ce92" office:value-type="string" calcext:value-type="string" table:number-columns-spanned="1" table:number-rows-spanned="2">
            <text:p>Xanten (verified)</text:p>
          </table:table-cell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Stock</text:p>
          </table:table-cell>
          <table:table-cell table:style-name="ce7" office:value-type="string" calcext:value-type="string">
            <text:p>50x50x150mm CNC friendly (AlMg3, AlMgSi1 or similar)</text:p>
          </table:table-cell>
          <table:table-cell table:style-name="ce7" office:value-type="float" office:value="8" calcext:value-type="float">
            <text:p>8</text:p>
          </table:table-cell>
          <table:table-cell table:style-name="ce21" office:value-type="currency" office:currency="EUR" office:value="13.3" calcext:value-type="currency">
            <text:p>€13.30</text:p>
          </table:table-cell>
          <table:table-cell table:style-name="ce21" table:formula="of:=[.C20]*[.D20]" office:value-type="currency" office:currency="EUR" office:value="106.4" calcext:value-type="currency">
            <text:p>€106.40</text:p>
          </table:table-cell>
          <table:table-cell table:style-name="ce31" office:value-type="currency" office:currency="EUR" office:value="7" calcext:value-type="currency">
            <text:p>7.00 €</text:p>
          </table:table-cell>
          <table:table-cell table:style-name="ce46" office:value-type="string" calcext:value-type="string">
            <text:p><text:a xlink:href="https://www.duerr-metall.shop/p/aluminium-vierkant-50x50mm-almgsi1-100mm" xlink:type="simple">link</text:a></text:p>
          </table:table-cell>
          <table:covered-table-cell table:number-columns-repeated="2" table:style-name="ce49"/>
          <table:covered-table-cell table:style-name="ce36"/>
          <table:table-cell/>
          <table:covered-table-cell table:number-columns-repeated="3"/>
          <table:table-cell table:style-name="ce11"/>
          <table:table-cell table:number-columns-repeated="1009"/>
        </table:table-row>
        <table:table-row table:style-name="ro1">
          <table:table-cell table:style-name="ce2" office:value-type="string" calcext:value-type="string">
            <text:p>Aluminum Plate</text:p>
          </table:table-cell>
          <table:table-cell table:style-name="ce2" office:value-type="string" calcext:value-type="string">
            <text:p>800x750x6mm</text:p>
          </table:table-cell>
          <table:table-cell table:style-name="ce2" office:value-type="float" office:value="1" calcext:value-type="float">
            <text:p>1</text:p>
          </table:table-cell>
          <table:table-cell table:style-name="ce21" office:value-type="currency" office:currency="EUR" office:value="91" calcext:value-type="currency">
            <text:p>€91.00</text:p>
          </table:table-cell>
          <table:table-cell table:style-name="ce21" office:value-type="currency" office:currency="EUR" office:value="90.99" calcext:value-type="currency">
            <text:p>€90.99</text:p>
          </table:table-cell>
          <table:table-cell table:style-name="ce27"/>
          <table:table-cell table:style-name="ce42" office:value-type="string" calcext:value-type="string">
            <text:p><text:a xlink:href="https://www.ebay.de/itm/6-10mm-Aluminium-Blech-Platte-Alublech-Aluplatte-Feinblech-Zuschnitt-wahlbar/263589302349?_trkparms=ispr%3D1&amp;hash=item3d5f25904d:g:RmUAAOSwQ19axdem&amp;amdata=enc%3AAQAFAAACcBaobrjLl8XobRIiIML1V4Imu%252Fn%252BzU5L90Z278x5ickkXKoKcbeZcOrOku%252BoOBl%252BS%252B4nraoo1ZqHDIj3biZ1aL4yS71%252B8diZ8p6xQ7mRDn4mlPkW6hUcXP23U9LZoL8iRlFkEfdaMmJWMjvcyTVpz7YGKNnAS8rjW9WS7FBO4jyzzoiHrIF3f92u9mxXpCEwpCjgyKBahIfvqG3U%252BseNGJm9DHahfN2xhRHKJtjDmWjQM0svsUh2nsgUXVOLSQIJdj4iROV31I8hlvc%252FXEyO%252Ff2IBDIlyvHeuzlYGcX3iQ%252FIooP1d2QPQbTRdHGaFuVOti4tL8eCVH4G%252FApGqxFaB%252BYOaS4GbNf3x9ZDhcVGWCrP5ITZtUemBmQ2a1Z%252BC8eMzSSnK0h7McTgGdP0S3QukkFLAdWyy0M6bUE%252FHChwllE3K2hH9t8Jvn7jemlTDHaT9GKnJzkshj9gQH%252B3xrSVvtUR0tulyLkuvRKdVf3e26EZxOLaT5tq0mPwAdZDA3Dlww%252FJ%252FYpNg1JB1BCQykza5Zivq%252BM%252B2c4Vk6Ac2PUzpy6cugEdbKhY8Y4rwpboKtGkMAWifzYDiCVbC%252BUd0NfeomAdg2mWthNqx6yTxIQg5Hg%252F5TV2rrZVnlYUb08nFYosfkV0CPvH4yJZFyzyLO%252B9xaw9Y3O94U%252BaxFaEZmeBa8GiaECtRtejc1glFSEKImUQ2P1tXh%252FSiN%252FOVQQr9NDMpZ0Px5Y9DGw7Hw%252FINfCI5pFRoF0Bcge9IfjmeaxAX833XCb7wE23JOI1GLOXhvnrQOnDyFvJRL3bAfWUPg%252FcRnr8qShRtdNizUYN1mBHzmZifg%253D%253D%7Ccksum%3A2635893023494f7131078bc44487864e76caa1f257e6%7Campid%3APL_CLK%7Cclp%3A2334524" xlink:type="simple">link</text:a></text:p>
          </table:table-cell>
          <table:table-cell table:style-name="ce3" office:value-type="string" calcext:value-type="string">
            <text:p>HLS tactical <text:s/>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SUM([.E21:.F21])" office:value-type="currency" office:currency="EUR" office:value="90.99" calcext:value-type="currency">
            <text:p>€90.99</text:p>
          </table:table-cell>
          <table:table-cell table:style-name="ce8"/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tepper motor</text:p>
          </table:table-cell>
          <table:table-cell table:style-name="ce2" office:value-type="string" calcext:value-type="string">
            <text:p>Nema 24 4NM 8mm shaft</text:p>
          </table:table-cell>
          <table:table-cell table:style-name="ce2" office:value-type="float" office:value="3" calcext:value-type="float">
            <text:p>3</text:p>
          </table:table-cell>
          <table:table-cell table:style-name="ce18" office:value-type="currency" office:currency="EUR" office:value="34.3" calcext:value-type="currency">
            <text:p>€34.30</text:p>
          </table:table-cell>
          <table:table-cell table:style-name="ce18" table:formula="of:=[.C22]*[.D22]" office:value-type="currency" office:currency="EUR" office:value="102.9" calcext:value-type="currency">
            <text:p>€102.90</text:p>
          </table:table-cell>
          <table:table-cell table:style-name="ce27" office:value-type="currency" office:currency="EUR" office:value="64.07" calcext:value-type="currency">
            <text:p>64.07 €</text:p>
          </table:table-cell>
          <table:table-cell table:style-name="ce42" office:value-type="string" calcext:value-type="string">
            <text:p><text:a xlink:href="https://www.omc-stepperonline.com/nema-24-stepper-motor/dual-shaft-nema-24-stepper-motor-42a-4nm-566-ozin-60x60x100mm-4-wires-24hs39-4204d.html?mfp=16o-ship-from%5B60%5D" xlink:type="simple">link</text:a></text:p>
          </table:table-cell>
          <table:table-cell table:style-name="ce3" office:value-type="string" calcext:value-type="string">
            <text:p>stepperonline 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SUM([.E22:.F22])/1.1449" office:value-type="currency" office:currency="EUR" office:value="145.8380645" calcext:value-type="currency">
            <text:p>€145.84</text:p>
          </table:table-cell>
          <table:table-cell table:style-name="ce8" office:value-type="float" office:value="56759" calcext:value-type="float">
            <text:p>56759</text:p>
          </table:table-cell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tepper Driver</text:p>
          </table:table-cell>
          <table:table-cell table:style-name="ce2" office:value-type="string" calcext:value-type="string">
            <text:p>TB6600</text:p>
          </table:table-cell>
          <table:table-cell table:style-name="ce2" office:value-type="float" office:value="3" calcext:value-type="float">
            <text:p>3</text:p>
          </table:table-cell>
          <table:table-cell table:style-name="ce18" office:value-type="currency" office:currency="EUR" office:value="12.66" calcext:value-type="currency">
            <text:p>€12.66</text:p>
          </table:table-cell>
          <table:table-cell table:style-name="ce18" table:formula="of:=[.C23]*[.D23]" office:value-type="currency" office:currency="EUR" office:value="37.98" calcext:value-type="currency">
            <text:p>€37.98</text:p>
          </table:table-cell>
          <table:table-cell table:style-name="ce27"/>
          <table:table-cell table:style-name="ce42" office:value-type="string" calcext:value-type="string">
            <text:p><text:a xlink:href="https://www.mechatronics-pro.de/de/stepper-motor-treiber-tb6600-4a-9-42v-controller-steuerung-cnc-schrittmotor_618.html" xlink:type="simple">link</text:a></text:p>
          </table:table-cell>
          <table:table-cell table:style-name="ce3" office:value-type="string" calcext:value-type="string">
            <text:p>mechatronics pro 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SUM([.E23:.F23])" office:value-type="currency" office:currency="EUR" office:value="37.98" calcext:value-type="currency">
            <text:p>€37.98</text:p>
          </table:table-cell>
          <table:table-cell table:style-name="ce8"/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pindle</text:p>
          </table:table-cell>
          <table:table-cell table:style-name="ce7" office:value-type="string" calcext:value-type="string">
            <text:p>Mafell FM 1000</text:p>
          </table:table-cell>
          <table:table-cell table:style-name="ce7" office:value-type="float" office:value="1" calcext:value-type="float">
            <text:p>1</text:p>
          </table:table-cell>
          <table:table-cell table:style-name="ce21" office:value-type="currency" office:currency="EUR" office:value="230.84" calcext:value-type="currency">
            <text:p>€230.84</text:p>
          </table:table-cell>
          <table:table-cell table:style-name="ce21" table:formula="of:=[.C24]*[.D24]" office:value-type="currency" office:currency="EUR" office:value="230.84" calcext:value-type="currency">
            <text:p>€230.84</text:p>
          </table:table-cell>
          <table:table-cell table:style-name="ce31"/>
          <table:table-cell table:style-name="ce46" office:value-type="string" calcext:value-type="string">
            <text:p><text:a xlink:href="https://www.hbh24online.de/de/-31894.html" xlink:type="simple">link</text:a></text:p>
          </table:table-cell>
          <table:table-cell table:style-name="ce58" office:value-type="string" calcext:value-type="string">
            <text:p>HBH Baumaschinenhandel GmbH (&lt;=200€ netto)</text:p>
          </table:table-cell>
          <table:table-cell table:style-name="ce58" office:value-type="string" calcext:value-type="string">
            <text:p>Arrived</text:p>
          </table:table-cell>
          <table:table-cell table:style-name="ce70" office:value-type="string" calcext:value-type="string">
            <text:p>reimbursement claimed</text:p>
          </table:table-cell>
          <table:table-cell table:style-name="ce79"/>
          <table:table-cell table:style-name="ce86" table:formula="of:=SUM([.E24:.F24])" office:value-type="currency" office:currency="EUR" office:value="230.84" calcext:value-type="currency">
            <text:p>€230.84</text:p>
          </table:table-cell>
          <table:table-cell table:style-name="ce8"/>
          <table:table-cell table:style-name="ce8" office:value-type="string" calcext:value-type="string">
            <text:p>Xanten (verified)</text:p>
          </table:table-cell>
          <table:table-cell table:style-name="ce97" office:value-type="string" calcext:value-type="string">
            <text:p>Collets needed!</text:p>
          </table:table-cell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3D Printer Filament</text:p>
          </table:table-cell>
          <table:table-cell table:style-name="ce2" office:value-type="string" calcext:value-type="string">
            <text:p>PETG 1KG White 1.75mm</text:p>
          </table:table-cell>
          <table:table-cell table:style-name="ce2" office:value-type="float" office:value="2" calcext:value-type="float">
            <text:p>2</text:p>
          </table:table-cell>
          <table:table-cell table:style-name="ce17" table:formula="of:=12.03*1.16" office:value-type="currency" office:currency="EUR" office:value="13.9548" calcext:value-type="currency">
            <text:p>€13.95</text:p>
          </table:table-cell>
          <table:table-cell table:style-name="ce17" table:formula="of:=[.C25]*[.D25]" office:value-type="currency" office:currency="EUR" office:value="27.9096" calcext:value-type="currency">
            <text:p>€27.91</text:p>
          </table:table-cell>
          <table:table-cell table:style-name="ce33" table:formula="of:=4.22*1.16" office:value-type="currency" office:currency="EUR" office:value="4.8952" calcext:value-type="currency">
            <text:p>4.90 €</text:p>
          </table:table-cell>
          <table:table-cell table:style-name="ce50" office:value-type="string" calcext:value-type="string">
            <text:p><text:a xlink:href="https://www.igo3d.com/maertz-budget-petg-filament" xlink:type="simple">link</text:a></text:p>
          </table:table-cell>
          <table:table-cell table:style-name="ce3" office:value-type="string" calcext:value-type="string">
            <text:p>igo3D 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80"/>
          <table:table-cell table:style-name="ce86" table:formula="of:=SUM([.E25:.F25])" office:value-type="currency" office:currency="EUR" office:value="32.8048" calcext:value-type="currency">
            <text:p>€32.80</text:p>
          </table:table-cell>
          <table:table-cell table:style-name="ce8" office:value-type="float" office:value="388676" calcext:value-type="float">
            <text:p>388676</text:p>
          </table:table-cell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Flat Aluminum Profile</text:p>
          </table:table-cell>
          <table:table-cell table:style-name="ce2" office:value-type="string" calcext:value-type="string">
            <text:p>T-Nutenplatte 600x400 16(+)mm</text:p>
          </table:table-cell>
          <table:table-cell table:style-name="ce2" office:value-type="float" office:value="1" calcext:value-type="float">
            <text:p>1</text:p>
          </table:table-cell>
          <table:table-cell table:style-name="ce17" table:formula="of:=102.58*1.16" office:value-type="currency" office:currency="EUR" office:value="118.9928" calcext:value-type="currency">
            <text:p>€118.99</text:p>
          </table:table-cell>
          <table:table-cell table:style-name="ce17" table:formula="of:=[.C26]*[.D26]" office:value-type="currency" office:currency="EUR" office:value="118.9928" calcext:value-type="currency">
            <text:p>€118.99</text:p>
          </table:table-cell>
          <table:table-cell table:style-name="ce27" table:formula="of:=12.93*1.16" office:value-type="currency" office:currency="EUR" office:value="14.9988" calcext:value-type="currency">
            <text:p>15.00 €</text:p>
          </table:table-cell>
          <table:table-cell table:style-name="ce42" office:value-type="string" calcext:value-type="string">
            <text:p><text:a xlink:href="https://www.ebay.de/itm/T-Nutenplatte-aus-Aluminium-fur-High-Z-S-400-T-CNC-Portalfrasmaschine/372998543104?hash=item56d8721700:g:Q70AAOSw3rleeKjU" xlink:type="simple">link</text:a></text:p>
          </table:table-cell>
          <table:table-cell table:style-name="ce3" office:value-type="string" calcext:value-type="string">
            <text:p>cnc-step 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SUM([.E26:.F26])" office:value-type="currency" office:currency="EUR" office:value="133.9916" calcext:value-type="currency">
            <text:p>€133.99</text:p>
          </table:table-cell>
          <table:table-cell table:style-name="ce8" office:value-type="float" office:value="2653" calcext:value-type="float">
            <text:p>2653</text:p>
          </table:table-cell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MDF Plate</text:p>
          </table:table-cell>
          <table:table-cell table:style-name="ce2" office:value-type="string" calcext:value-type="string">
            <text:p>600x800x25(+)mm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currency" office:currency="EUR" office:value="17.9" calcext:value-type="currency">
            <text:p>€17.90</text:p>
          </table:table-cell>
          <table:table-cell table:style-name="ce17" table:formula="of:=[.C27]*[.D27]" office:value-type="currency" office:currency="EUR" office:value="17.9" calcext:value-type="currency">
            <text:p>€17.90</text:p>
          </table:table-cell>
          <table:table-cell table:style-name="ce27" office:value-type="currency" office:currency="EUR" office:value="6.9" calcext:value-type="currency">
            <text:p>6.90 €</text:p>
          </table:table-cell>
          <table:table-cell table:style-name="ce42" office:value-type="string" calcext:value-type="string">
            <text:p><text:a xlink:href="https://www.myspiegel.de/mdf-platten-pb-4244.html" xlink:type="simple">link</text:a></text:p>
          </table:table-cell>
          <table:table-cell table:style-name="ce3" office:value-type="string" calcext:value-type="string">
            <text:p>spiegel-shop 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SUM([.E27:.F27])" office:value-type="currency" office:currency="EUR" office:value="24.8" calcext:value-type="currency">
            <text:p>€24.80</text:p>
          </table:table-cell>
          <table:table-cell table:style-name="ce8"/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2">
          <table:table-cell table:style-name="ce6" office:value-type="string" calcext:value-type="string">
            <text:p>Dibond</text:p>
          </table:table-cell>
          <table:table-cell table:style-name="ce13" office:value-type="string" calcext:value-type="string">
            <text:p>3mm 2050x1000mm Whit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7.8" calcext:value-type="float">
            <text:p>37.8</text:p>
          </table:table-cell>
          <table:table-cell table:style-name="ce25" table:formula="of:=[.C28]*[.D28]" office:value-type="currency" office:currency="EUR" office:value="37.8" calcext:value-type="currency">
            <text:p>€37.80</text:p>
          </table:table-cell>
          <table:table-cell table:style-name="ce34"/>
          <table:table-cell table:style-name="ce51" office:value-type="string" calcext:value-type="string">
            <text:p><text:a xlink:href="https://onlineshop.firstbond.de/product_info.php?info=p2%7B4%7D7%7B626404%7D0_aluverbundplatte-3mm-2050x1000mm-weiss-ral9016.html&amp;no_boost=1" xlink:type="simple">link</text:a></text:p>
          </table:table-cell>
          <table:table-cell table:style-name="ce57" office:value-type="string" calcext:value-type="string">
            <text:p>firstbond (&lt;=200€ netto)</text:p>
          </table:table-cell>
          <table:table-cell table:style-name="ce57"/>
          <table:table-cell table:style-name="ce71" office:value-type="string" calcext:value-type="string">
            <text:p>donated from ENSPIRE stock</text:p>
          </table:table-cell>
          <table:table-cell table:style-name="ce81"/>
          <table:table-cell table:style-name="ce88"/>
          <table:table-cell table:style-name="ce61"/>
          <table:table-cell table:style-name="ce95" office:value-type="string" calcext:value-type="string">
            <text:p>Xanten (verified)</text:p>
          </table:table-cell>
          <table:table-cell table:style-name="ce61" office:value-type="string" calcext:value-type="string">
            <text:p>alternative: </text:p>
          </table:table-cell>
          <table:table-cell table:style-name="ce101" office:value-type="string" calcext:value-type="string">
            <text:p>2 <text:s/>plates 500x500x3mm, 4 plates 400x500</text:p>
          </table:table-cell>
          <table:table-cell table:style-name="ce102" office:value-type="string" calcext:value-type="string">
            <text:p><text:a xlink:href="https://www.ebay.de/itm/47-99-m-DIBOND-Alu-Verbundplatte-weiss-matt-3-mm-Zuschnitt-Grose-wahlbar/362029668269?hash=item544aa657ad:g:ouUAAOSw-jVdK2l~" xlink:type="simple">link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Power Plug</text:p>
          </table:table-cell>
          <table:table-cell table:style-name="ce2" office:value-type="string" calcext:value-type="string">
            <text:p>Power Plug With Fuse and Switch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currency" office:currency="EUR" office:value="3.19" calcext:value-type="currency">
            <text:p>€3.19</text:p>
          </table:table-cell>
          <table:table-cell table:style-name="ce17" table:formula="of:=[.C29]*[.D29]" office:value-type="currency" office:currency="EUR" office:value="3.19" calcext:value-type="currency">
            <text:p>€3.19</text:p>
          </table:table-cell>
          <table:table-cell table:style-name="ce27" office:value-type="currency" office:currency="EUR" office:value="2.2" calcext:value-type="currency">
            <text:p>2.20 €</text:p>
          </table:table-cell>
          <table:table-cell table:style-name="ce50" office:value-type="string" calcext:value-type="string">
            <text:p><text:a xlink:href="https://www.ebay.de/itm/Kaltgerate-C14-Einbaustecker-250-V-10-A-Schalter-Sicherungshalter-Modul-14554/293009802941?hash=item4438bec6bd:m:m99mkA6NLlHJPv05yc4vwPw" xlink:type="simple">link</text:a></text:p>
          </table:table-cell>
          <table:table-cell table:style-name="ce3" office:value-type="string" calcext:value-type="string">
            <text:p>Inetbote.de e.K. (&lt;=200€ netto)</text:p>
          </table:table-cell>
          <table:table-cell table:style-name="ce3"/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SUM([.E29:.F29])" office:value-type="currency" office:currency="EUR" office:value="5.39" calcext:value-type="currency">
            <text:p>€5.39</text:p>
          </table:table-cell>
          <table:table-cell table:style-name="ce8" office:value-type="float" office:value="70843" calcext:value-type="float">
            <text:p>70843</text:p>
          </table:table-cell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7" office:value-type="string" calcext:value-type="string">
            <text:p>Aluminum Profile</text:p>
          </table:table-cell>
          <table:table-cell table:style-name="ce7" office:value-type="string" calcext:value-type="string">
            <text:p>20x20 nut 6 450mm</text:p>
          </table:table-cell>
          <table:table-cell table:style-name="ce7" table:formula="of:=8*4.5" office:value-type="float" office:value="36" calcext:value-type="float">
            <text:p>36</text:p>
          </table:table-cell>
          <table:table-cell table:style-name="ce21" office:value-type="currency" office:currency="EUR" office:value="0.46" calcext:value-type="currency">
            <text:p>€0.46</text:p>
          </table:table-cell>
          <table:table-cell table:style-name="ce21" table:formula="of:=[.C30]*[.D30]" office:value-type="currency" office:currency="EUR" office:value="16.56" calcext:value-type="currency">
            <text:p>€16.56</text:p>
          </table:table-cell>
          <table:table-cell table:style-name="ce31"/>
          <table:table-cell table:style-name="ce47" office:value-type="string" calcext:value-type="string" table:number-columns-spanned="1" table:number-rows-spanned="2">
            <text:p><text:a xlink:href="https://www.alu-profil-technik.de/Profil20x20-Designprofil-Aluprofile-Strebenprofile-Solarpeofile-Alubaukasten.html" xlink:type="simple">link</text:a></text:p>
          </table:table-cell>
          <table:table-cell table:style-name="ce58" office:value-type="string" calcext:value-type="string" table:number-columns-spanned="1" table:number-rows-spanned="3">
            <text:p>alu-profil-technik (&lt;=200€ netto)</text:p>
          </table:table-cell>
          <table:table-cell table:style-name="ce58" office:value-type="string" calcext:value-type="string" table:number-columns-spanned="1" table:number-rows-spanned="3">
            <text:p>Arrived</text:p>
          </table:table-cell>
          <table:table-cell table:style-name="ce72" office:value-type="string" calcext:value-type="string" table:number-columns-spanned="1" table:number-rows-spanned="3">
            <text:p>reimbursement claimed</text:p>
          </table:table-cell>
          <table:table-cell table:style-name="ce79"/>
          <table:table-cell table:style-name="ce87" table:formula="of:=SUM([.E30:.F32])" office:value-type="currency" office:currency="EUR" office:value="58.58" calcext:value-type="currency" table:number-columns-spanned="1" table:number-rows-spanned="3">
            <text:p>€58.58</text:p>
          </table:table-cell>
          <table:table-cell table:style-name="ce8"/>
          <table:table-cell table:style-name="ce92" office:value-type="string" calcext:value-type="string" table:number-columns-spanned="1" table:number-rows-spanned="3">
            <text:p>Xanten (verified)</text:p>
          </table:table-cell>
          <table:table-cell table:style-name="ce98" office:value-type="string" calcext:value-type="string" table:number-columns-spanned="1" table:number-rows-spanned="3">
            <text:p>Seems wrong, but should be enough for what we need!</text:p>
          </table:table-cell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Aluminum profiles </text:p>
          </table:table-cell>
          <table:table-cell table:style-name="ce2" office:value-type="string" calcext:value-type="string">
            <text:p>20x20 Nut 6 300mm</text:p>
          </table:table-cell>
          <table:table-cell table:style-name="ce2" table:formula="of:=4*3" office:value-type="float" office:value="12" calcext:value-type="float">
            <text:p>12</text:p>
          </table:table-cell>
          <table:table-cell table:style-name="ce17" office:value-type="currency" office:currency="EUR" office:value="0.46" calcext:value-type="currency">
            <text:p>€0.46</text:p>
          </table:table-cell>
          <table:table-cell table:style-name="ce21" table:formula="of:=[.C31]*[.D31]" office:value-type="currency" office:currency="EUR" office:value="5.52" calcext:value-type="currency">
            <text:p>€5.52</text:p>
          </table:table-cell>
          <table:table-cell table:style-name="ce27"/>
          <table:covered-table-cell table:style-name="ce49"/>
          <table:covered-table-cell table:number-columns-repeated="3" table:style-name="ce59"/>
          <table:table-cell table:style-name="ce2"/>
          <table:covered-table-cell/>
          <table:table-cell table:style-name="ce8"/>
          <table:covered-table-cell table:number-columns-repeated="2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8" office:value-type="string" calcext:value-type="string">
            <text:p>Bracket</text:p>
          </table:table-cell>
          <table:table-cell table:style-name="ce2" office:value-type="string" calcext:value-type="string">
            <text:p>20x20mm nut 6</text:p>
          </table:table-cell>
          <table:table-cell table:style-name="ce2" office:value-type="float" office:value="15" calcext:value-type="float">
            <text:p>15</text:p>
          </table:table-cell>
          <table:table-cell table:style-name="ce17" office:value-type="currency" office:currency="EUR" office:value="2.05" calcext:value-type="currency">
            <text:p>€2.05</text:p>
          </table:table-cell>
          <table:table-cell table:style-name="ce21" table:formula="of:=[.C32]*[.D32]" office:value-type="currency" office:currency="EUR" office:value="30.75" calcext:value-type="currency">
            <text:p>€30.75</text:p>
          </table:table-cell>
          <table:table-cell table:style-name="ce27" office:value-type="currency" office:currency="EUR" office:value="5.75" calcext:value-type="currency">
            <text:p>5.75 €</text:p>
          </table:table-cell>
          <table:table-cell table:style-name="ce47" office:value-type="string" calcext:value-type="string">
            <text:p><text:a xlink:href="https://www.alu-profil-technik.de/Winkel--Verbinder--Winkel-20.html" xlink:type="simple">link</text:a></text:p>
          </table:table-cell>
          <table:covered-table-cell table:number-columns-repeated="3" table:style-name="ce49"/>
          <table:table-cell table:style-name="ce2"/>
          <table:covered-table-cell/>
          <table:table-cell table:style-name="ce8"/>
          <table:covered-table-cell table:number-columns-repeated="2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8" office:value-type="string" calcext:value-type="string">
            <text:p>Wire</text:p>
          </table:table-cell>
          <table:table-cell table:style-name="ce2" office:value-type="string" calcext:value-type="string">
            <text:p>LIYCY 4x0.5mm 1 meter</text:p>
          </table:table-cell>
          <table:table-cell table:style-name="ce2" office:value-type="float" office:value="10" calcext:value-type="float">
            <text:p>10</text:p>
          </table:table-cell>
          <table:table-cell table:style-name="ce17" office:value-type="currency" office:currency="EUR" office:value="1.06" calcext:value-type="currency">
            <text:p>€1.06</text:p>
          </table:table-cell>
          <table:table-cell table:style-name="ce17" table:formula="of:=[.C33]*[.D33]" office:value-type="currency" office:currency="EUR" office:value="10.6" calcext:value-type="currency">
            <text:p>€10.60</text:p>
          </table:table-cell>
          <table:table-cell table:style-name="ce27" office:value-type="currency" office:currency="EUR" office:value="6.9" calcext:value-type="currency" table:number-columns-spanned="1" table:number-rows-spanned="3">
            <text:p>6.90 €</text:p>
          </table:table-cell>
          <table:table-cell table:style-name="ce52" office:value-type="string" calcext:value-type="string" table:number-columns-spanned="1" table:number-rows-spanned="2">
            <text:p><text:a xlink:href="https://www.ebay.de/itm/Steuerleitung-geschirmt-Datenleitung-LIYCY-2-12x0-14-1-5-mm-Schnittlange-lauf-M/283736151360?hash=item420ffe1540:m:m-eo4TXTfOR1pXDKKKBsvSg" xlink:type="simple">link</text:a></text:p>
          </table:table-cell>
          <table:table-cell table:style-name="ce3" office:value-type="string" calcext:value-type="string" table:number-columns-spanned="1" table:number-rows-spanned="3">
            <text:p>powercables-shop (&lt;=200€ netto)</text:p>
          </table:table-cell>
          <table:table-cell table:style-name="ce64"/>
          <table:table-cell table:style-name="ce73" office:value-type="string" calcext:value-type="string" table:number-columns-spanned="1" table:number-rows-spanned="3">
            <text:p>reimbursement claimed</text:p>
          </table:table-cell>
          <table:table-cell table:style-name="ce80"/>
          <table:table-cell table:style-name="ce87" table:formula="of:=SUM([.E33:.F35])" office:value-type="currency" office:currency="EUR" office:value="37.6" calcext:value-type="currency" table:number-columns-spanned="1" table:number-rows-spanned="3">
            <text:p>€37.60</text:p>
          </table:table-cell>
          <table:table-cell table:style-name="ce8"/>
          <table:table-cell table:style-name="ce92" office:value-type="string" calcext:value-type="string" table:number-columns-spanned="1" table:number-rows-spanned="3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LIYCY 3x0.25mm 1 meter</text:p>
          </table:table-cell>
          <table:table-cell table:style-name="ce2" office:value-type="float" office:value="10" calcext:value-type="float">
            <text:p>10</text:p>
          </table:table-cell>
          <table:table-cell table:style-name="ce17" office:value-type="currency" office:currency="EUR" office:value="1.01" calcext:value-type="currency">
            <text:p>€1.01</text:p>
          </table:table-cell>
          <table:table-cell table:style-name="ce17" table:formula="of:=[.C34]*[.D34]" office:value-type="currency" office:currency="EUR" office:value="10.1" calcext:value-type="currency">
            <text:p>€10.10</text:p>
          </table:table-cell>
          <table:covered-table-cell table:style-name="ce35"/>
          <table:covered-table-cell table:style-name="ce36"/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Wire</text:p>
          </table:table-cell>
          <table:table-cell table:style-name="ce2" office:value-type="string" calcext:value-type="string">
            <text:p>2x1.5mm 24V</text:p>
          </table:table-cell>
          <table:table-cell table:style-name="ce2" office:value-type="float" office:value="10" calcext:value-type="float">
            <text:p>10</text:p>
          </table:table-cell>
          <table:table-cell table:style-name="ce17" office:value-type="currency" office:currency="EUR" office:value="1" calcext:value-type="currency">
            <text:p>€1.00</text:p>
          </table:table-cell>
          <table:table-cell table:style-name="ce17" table:formula="of:=[.C35]*[.D35]" office:value-type="currency" office:currency="EUR" office:value="10" calcext:value-type="currency">
            <text:p>€10.00</text:p>
          </table:table-cell>
          <table:covered-table-cell table:style-name="ce36"/>
          <table:table-cell table:style-name="ce52" office:value-type="string" calcext:value-type="string">
            <text:p><text:a xlink:href="https://www.ebay.de/itm/Niedervoltkabel-2x1-5-4-mm-Niedervoltleitung-max-24-V-SIF-PV-P-laufende-Meter/272840350273?hash=item3f868d5a41:g:kqwAAOSw~iRZmsbM" xlink:type="simple">link</text:a></text:p>
          </table:table-cell>
          <table:covered-table-cell table:style-name="ce36"/>
          <table:table-cell table:style-name="ce64"/>
          <table:covered-table-cell table:style-name="ce36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Emergency Button</text:p>
          </table:table-cell>
          <table:table-cell table:style-name="ce2" office:value-type="string" calcext:value-type="string">
            <text:p>Em. Button with key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currency" office:currency="EUR" office:value="6" calcext:value-type="currency">
            <text:p>€6.00</text:p>
          </table:table-cell>
          <table:table-cell table:style-name="ce21" table:formula="of:=5.16+0.82" office:value-type="currency" office:currency="EUR" office:value="5.98" calcext:value-type="currency">
            <text:p>€5.98</text:p>
          </table:table-cell>
          <table:table-cell table:style-name="ce27"/>
          <table:table-cell table:style-name="ce42" office:value-type="string" calcext:value-type="string">
            <text:p><text:a xlink:href="https://www.ebay.de/itm/Notausschalter-Not-aus-Schalter-Druck-Notschalter-Auschalter-Druckschalter/281817794707?ssPageName=STRK%3AMEBIDX%3AIT&amp;var=580807578128&amp;_trksid=p2057872.m2749.l2649" xlink:type="simple">link</text:a></text:p>
          </table:table-cell>
          <table:table-cell table:style-name="ce3" office:value-type="string" calcext:value-type="string" table:number-columns-spanned="1" table:number-rows-spanned="2">
            <text:p>Katarzyna Klincewicz <text:s/>(&lt;=200€ netto)</text:p>
          </table:table-cell>
          <table:table-cell table:style-name="ce3" office:value-type="string" calcext:value-type="string" table:number-columns-spanned="1" table:number-rows-spanned="2">
            <text:p>Arrived</text:p>
          </table:table-cell>
          <table:table-cell table:style-name="ce68" office:value-type="string" calcext:value-type="string" table:number-columns-spanned="1" table:number-rows-spanned="2">
            <text:p>reimbursement claimed</text:p>
          </table:table-cell>
          <table:table-cell table:style-name="ce2"/>
          <table:table-cell table:style-name="ce87" table:formula="of:=SUM([.E36:.F37])" office:value-type="currency" office:currency="EUR" office:value="18.88" calcext:value-type="currency" table:number-columns-spanned="1" table:number-rows-spanned="2">
            <text:p>€18.88</text:p>
          </table:table-cell>
          <table:table-cell table:style-name="ce8"/>
          <table:table-cell table:style-name="ce92" office:value-type="string" calcext:value-type="string" table:number-columns-spanned="1" table:number-rows-spanned="2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Power Switch</text:p>
          </table:table-cell>
          <table:table-cell table:style-name="ce2" office:value-type="string" calcext:value-type="string">
            <text:p>Power Switch 20A 2 Polig 1 Phase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currency" office:currency="EUR" office:value="8" calcext:value-type="currency">
            <text:p>€8.00</text:p>
          </table:table-cell>
          <table:table-cell table:style-name="ce21" table:formula="of:=6.88+1.1" office:value-type="currency" office:currency="EUR" office:value="7.98" calcext:value-type="currency">
            <text:p>€7.98</text:p>
          </table:table-cell>
          <table:table-cell table:style-name="ce27" table:formula="of:=4.24+0.68" office:value-type="currency" office:currency="EUR" office:value="4.92" calcext:value-type="currency">
            <text:p>4.92 €</text:p>
          </table:table-cell>
          <table:table-cell table:style-name="ce42" office:value-type="string" calcext:value-type="string">
            <text:p><text:a xlink:href="https://www.ebay.de/itm/16-160A-Nockenschalter-Drehschalter-Wendeschalter-0-1-L-0-R-0-Y-1-0-2/282083342606?hash=item41ad7a390e:g:mu0AAOSwRQlXdPch" xlink:type="simple">link</text:a></text:p>
          </table:table-cell>
          <table:covered-table-cell table:number-columns-repeated="3" table:style-name="ce36"/>
          <table:table-cell table:style-name="ce2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AC Cable</text:p>
          </table:table-cell>
          <table:table-cell table:style-name="ce2" office:value-type="string" calcext:value-type="string">
            <text:p>PC AC Power Cable</text:p>
          </table:table-cell>
          <table:table-cell table:style-name="ce2" office:value-type="float" office:value="1" calcext:value-type="float">
            <text:p>1</text:p>
          </table:table-cell>
          <table:table-cell table:style-name="ce17" office:value-type="currency" office:currency="EUR" office:value="5.4" calcext:value-type="currency">
            <text:p>€5.40</text:p>
          </table:table-cell>
          <table:table-cell table:style-name="ce17" table:formula="of:=[.C38]*[.D38]" office:value-type="currency" office:currency="EUR" office:value="5.4" calcext:value-type="currency">
            <text:p>€5.40</text:p>
          </table:table-cell>
          <table:table-cell table:style-name="ce27"/>
          <table:table-cell table:style-name="ce42" office:value-type="string" calcext:value-type="string">
            <text:p><text:a xlink:href="https://www.ebay.de/itm/Stromkabel-PC-Netzkabel-Kaltgeratestecker-Computer-Monitor-Drucker-Top-Zustand/124164087445?_trkparms=ispr%3D1&amp;hash=item1ce8c19e95:g:tLwAAOSwZKJeaNmc&amp;amdata=enc%3AAQAFAAACYBaobrjLl8XobRIiIML1V4Imu%252Fn%252BzU5L90Z278x5ickkp2NA0WuhQytmt4dbStg00Lne5nyYC9sXF0GlkRRzzpSgllM8Eh9MCF%252BlvGEkkPGTfpFBKd%252FlgV1oj180aSpg5FxhukZB1Y%252Bu%252BjaeWotIGGfJE9P8HepaVybVYQT%252B2STyadAHfV%252Fm4vpR0oqnRw4MGA94DadVNGzaKbBKJ%252BMaoBNxxaH2%252FCL829IzfJSNyaQiB%252FdWUGffLzVqmgm4UazlkTxt5E2Kb4DUX3%252BG2Qn%252FidX%252FpQ%252BsP8bUEJh1hxYM%252BQv72jaPWoiG7jTgWIMZwARONR2v2RNPvv7c19QezJshfQFTdhaW1GpxzaEQQl1pTqzCN62aL4CSB%252FJOrGZquSdNhIelLaX2GXEOTaaCjZ9Lu5cmHjyBcnU5gc%252BTG91b86EM33tB4dVPQRdSA6s1rQlmp2icqqAXxMD8twV%252BNoUd2SwczBnEZNobU3lxfTnAWWOQlP4dCfO5%252FLmbryC9sER9hnUjq8nzGinRDPJHgYjAdxAks49ebw9x%252F2ZoHyP0%252BGuNBLRlCz2NyGLwDK%252B5b6a4axa75sTm2D8xAUsnqcvUp1hcoNlxsju74FPgLXXrGxV7xk%252FqG3nkyhXMSkRzRtoAXW6Irnu9KP7NPtyPH5tCqUxk0LAoOCFYXzUCKdyeaj%252B9%252Bnk13FKQQsekx6hl3a8MKfrLoSYz9oEec3pSmY8vCaDJ9fXLRcADH6RXiAaOr9c9aNyqAyBoPlSMSqyiTdK0iMo0Jaeg9SIZyj6FC1i85tPyWuieqE3LbsQRUbWwUAtK%7Ccksum%3A124164087445d843b85e3d604c2082f5650f750b16b2%7Campid%3APL_CLK%7Cclp%3A2334524" xlink:type="simple">link</text:a></text:p>
          </table:table-cell>
          <table:table-cell table:style-name="ce3" office:value-type="string" calcext:value-type="string">
            <text:p>Tech-Ced e.k <text:s/>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[.E38]" office:value-type="currency" office:currency="EUR" office:value="5.4" calcext:value-type="currency">
            <text:p>€5.40</text:p>
          </table:table-cell>
          <table:table-cell table:style-name="ce8" office:value-type="float" office:value="196" calcext:value-type="float">
            <text:p>196</text:p>
          </table:table-cell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Cable connector</text:p>
          </table:table-cell>
          <table:table-cell table:style-name="ce2" office:value-type="string" calcext:value-type="string">
            <text:p>12 slots, 1.5-2.5mm 5 pieces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17" office:value-type="currency" office:currency="EUR" office:value="5.95" calcext:value-type="currency">
            <text:p>€5.95</text:p>
          </table:table-cell>
          <table:table-cell table:style-name="ce27"/>
          <table:table-cell table:style-name="ce42" office:value-type="string" calcext:value-type="string">
            <text:p><text:a xlink:href="https://www.ebay.de/itm/Lusterklemmen-12-polig-Listerklemmen-Verbindungsklemmen-1-5-16mm-Lampen-Klemme/153006846657?_trkparms=ispr%3D1&amp;hash=item239feb32c1:m:mgTD0dVww0W3HCtdlJvyeDQ&amp;enc=AQAEAAACYIQvEcHUrT7nmUC3yY5qbPyaBN1nJEDYW8MyypsJPgXKWvGWBPIgzGbX1fJ04aU6uyTu24LAhSZLOdSG%2B8qBFRc9UOJSxnZbshqlYZc%2B8Shs50aoArlr3sl0z0S57uG6NiWngsB7%2Fw1aGy2yI1UE%2BH7ldpdWknZQNoQZFRnU6peHBOi41lP%2FrFXulVBraYaJypW5C2Ml1YIX5WvUhUKQAre2XmgkZPuHsUUTgCrKG9953JBXOG3Cw4rgAh%2FsMgQgnSt%2FQx298Mt4lAQxZBmQKk337cbY9vJ90SSFEl1ZEyDvgTB1gHII1JcHP%2Fp9RaUqeVJrkfvENlooevd1IfoBNvROTJN%2BY7QRLjEWayXPQUKCuJMoCUR0wBe5hi1gt8dQaQt1s1%2Fa856smKNAX50J9GWsvtK1uN9tDY6QVVJe04uHVALtok0tgp44RtBruXTLPhsw%2F4a205ADHx5HxN1rem1UNHiqt6atCZj7IArGkOGStGUlkgUJkyDIW4%2BJfGpjX8cH4I%2FgzOrmBgZg8A%2BnHqsLY97elwEKOni6BHA6HUHjDL0SBl9icIuLZlej8xsZKw%2B5LPoKcBAL0avjzHaAYP5iNwdXRa%2B4%2FilAbkmVpDcSmuECXskXHJ5EvlHaD0L3CukzbeqCyKiZnBRa2YnMOUQxO80K52s8%2BoJtxi62L3hTfRiROe54xGQLIO9dlvC4g4Keys6drojyP1Imq0x8PfDQJ6r3KOGzjNb%2B%2BvfEUvOEH3zHLd6JBZgJ8uUuHF6UJ6hPwDGtbB7%2FAv6smtOMRu5haJPuG1gEqTjxugDRTmdS&amp;checksum=15300684665738a33348adb6477f95ebd7b01497a46c" xlink:type="simple">link</text:a></text:p>
          </table:table-cell>
          <table:table-cell table:style-name="ce3" office:value-type="string" calcext:value-type="string">
            <text:p>Dema-Trading, Matthias Dehs (&lt;=200€ netto)</text:p>
          </table:table-cell>
          <table:table-cell table:style-name="ce3" office:value-type="string" calcext:value-type="string">
            <text:p>Arrived</text:p>
          </table:table-cell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[.E39]" office:value-type="currency" office:currency="EUR" office:value="5.95" calcext:value-type="currency">
            <text:p>€5.95</text:p>
          </table:table-cell>
          <table:table-cell table:style-name="ce8" office:value-type="float" office:value="69401" calcext:value-type="float">
            <text:p>69401</text:p>
          </table:table-cell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Magnetic Switches</text:p>
          </table:table-cell>
          <table:table-cell table:style-name="ce2" office:value-type="string" calcext:value-type="string">
            <text:p>PS-3150</text:p>
          </table:table-cell>
          <table:table-cell table:style-name="ce2" office:value-type="float" office:value="10" calcext:value-type="float">
            <text:p>10</text:p>
          </table:table-cell>
          <table:table-cell table:style-name="ce17" office:value-type="currency" office:currency="EUR" office:value="2.29" calcext:value-type="currency">
            <text:p>€2.29</text:p>
          </table:table-cell>
          <table:table-cell table:style-name="ce17" office:value-type="currency" office:currency="EUR" office:value="22.89" calcext:value-type="currency">
            <text:p>€22.89</text:p>
          </table:table-cell>
          <table:table-cell table:style-name="ce27"/>
          <table:table-cell table:style-name="ce42" office:value-type="string" calcext:value-type="string">
            <text:p><text:a xlink:href="https://www.roboter-bausatz.de/2389/ps-3150-magnetschalter-no-schliesser" xlink:type="simple">link</text:a></text:p>
          </table:table-cell>
          <table:table-cell table:style-name="ce3" office:value-type="string" calcext:value-type="string">
            <text:p>roboter bausatz(&lt;=200€ netto)</text:p>
          </table:table-cell>
          <table:table-cell table:style-name="ce3"/>
          <table:table-cell table:style-name="ce67" office:value-type="string" calcext:value-type="string">
            <text:p>reimbursement claimed</text:p>
          </table:table-cell>
          <table:table-cell table:style-name="ce2"/>
          <table:table-cell table:style-name="ce86" table:formula="of:=SUM([.E40:.F40])" office:value-type="currency" office:currency="EUR" office:value="22.89" calcext:value-type="currency">
            <text:p>€22.89</text:p>
          </table:table-cell>
          <table:table-cell table:style-name="ce8"/>
          <table:table-cell table:style-name="ce8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8" office:value-type="string" calcext:value-type="string">
            <text:p>Nuts</text:p>
          </table:table-cell>
          <table:table-cell table:style-name="ce2" office:value-type="string" calcext:value-type="string">
            <text:p>DIN 985 M4</text:p>
          </table:table-cell>
          <table:table-cell table:style-name="ce2" office:value-type="float" office:value="100" calcext:value-type="float">
            <text:p>100</text:p>
          </table:table-cell>
          <table:table-cell table:style-name="ce17" office:value-type="currency" office:currency="EUR" office:value="0.0105" calcext:value-type="currency">
            <text:p>€0.01</text:p>
          </table:table-cell>
          <table:table-cell table:style-name="ce17" office:value-type="currency" office:currency="EUR" office:value="1.07" calcext:value-type="currency">
            <text:p>€1.07</text:p>
          </table:table-cell>
          <table:table-cell table:style-name="ce27"/>
          <table:table-cell table:style-name="ce50" office:value-type="string" calcext:value-type="string">
            <text:p><text:a xlink:href="https://malimo24.de/Sicherungsmuttern-DIN-985-galv-verzinkt-M4-100-Stueck" xlink:type="simple">link</text:a></text:p>
          </table:table-cell>
          <table:table-cell table:style-name="ce3" office:value-type="string" calcext:value-type="string" table:number-columns-spanned="1" table:number-rows-spanned="20">
            <text:p>QS Vertriebs (&lt;=200€ netto)</text:p>
          </table:table-cell>
          <table:table-cell table:style-name="ce64"/>
          <table:table-cell table:style-name="ce73" office:value-type="string" calcext:value-type="string" table:number-columns-spanned="1" table:number-rows-spanned="20">
            <text:p>reimbursement claimed</text:p>
          </table:table-cell>
          <table:table-cell table:style-name="ce80"/>
          <table:table-cell table:style-name="ce87" table:formula="of:=SUM([.E41:.F60])" office:value-type="currency" office:currency="EUR" office:value="53.92" calcext:value-type="currency" table:number-columns-spanned="1" table:number-rows-spanned="20">
            <text:p>€53.92</text:p>
          </table:table-cell>
          <table:table-cell table:style-name="ce8"/>
          <table:table-cell table:style-name="ce92" office:value-type="string" calcext:value-type="string" table:number-columns-spanned="1" table:number-rows-spanned="20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Nuts</text:p>
          </table:table-cell>
          <table:table-cell table:style-name="ce2" office:value-type="string" calcext:value-type="string">
            <text:p>DIN 985 M5</text:p>
          </table:table-cell>
          <table:table-cell table:style-name="ce2" office:value-type="float" office:value="100" calcext:value-type="float">
            <text:p>100</text:p>
          </table:table-cell>
          <table:table-cell table:style-name="ce17" office:value-type="currency" office:currency="EUR" office:value="0.0105" calcext:value-type="currency">
            <text:p>€0.01</text:p>
          </table:table-cell>
          <table:table-cell table:style-name="ce17" office:value-type="currency" office:currency="EUR" office:value="1.07" calcext:value-type="currency">
            <text:p>€1.07</text:p>
          </table:table-cell>
          <table:table-cell table:style-name="ce27"/>
          <table:table-cell table:style-name="ce50" office:value-type="string" calcext:value-type="string">
            <text:p><text:a xlink:href="https://malimo24.de/Sicherungsmuttern-DIN-985-galv-verzinkt-M5-100-Stueck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Nuts</text:p>
          </table:table-cell>
          <table:table-cell table:style-name="ce2" office:value-type="string" calcext:value-type="string">
            <text:p>DIN 985 M6</text:p>
          </table:table-cell>
          <table:table-cell table:style-name="ce2" office:value-type="float" office:value="100" calcext:value-type="float">
            <text:p>100</text:p>
          </table:table-cell>
          <table:table-cell table:style-name="ce17" office:value-type="currency" office:currency="EUR" office:value="0.0122" calcext:value-type="currency">
            <text:p>€0.01</text:p>
          </table:table-cell>
          <table:table-cell table:style-name="ce17" office:value-type="currency" office:currency="EUR" office:value="1.22" calcext:value-type="currency">
            <text:p>€1.22</text:p>
          </table:table-cell>
          <table:table-cell table:style-name="ce27"/>
          <table:table-cell table:style-name="ce50" office:value-type="string" calcext:value-type="string">
            <text:p><text:a xlink:href="https://www.ebay.de/itm/Sicherungsmuttern-Stopmuttern-Muttern-Din-985-verzinkt/150653102538?hash=item23139fe9ca:g:h4wAAOSwBUlfjryu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2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Nuts</text:p>
          </table:table-cell>
          <table:table-cell table:style-name="ce2" office:value-type="string" calcext:value-type="string">
            <text:p>DIN 985 M8</text:p>
          </table:table-cell>
          <table:table-cell table:style-name="ce2" office:value-type="float" office:value="100" calcext:value-type="float">
            <text:p>100</text:p>
          </table:table-cell>
          <table:table-cell table:style-name="ce17" table:formula="of:=[.D43]*2" office:value-type="currency" office:currency="EUR" office:value="0.0244" calcext:value-type="currency">
            <text:p>€0.02</text:p>
          </table:table-cell>
          <table:table-cell table:style-name="ce17" table:formula="of:=[.C44]*[.D44]" office:value-type="currency" office:currency="EUR" office:value="2.44" calcext:value-type="currency">
            <text:p>€2.44</text:p>
          </table:table-cell>
          <table:table-cell table:style-name="ce27"/>
          <table:table-cell table:style-name="ce50" office:value-type="string" calcext:value-type="string">
            <text:p><text:a xlink:href="https://malimo24.de/Sicherungsmuttern-DIN-985-galv-verzinkt-M8-50-Stueck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4 20mm</text:p>
          </table:table-cell>
          <table:table-cell table:style-name="ce7" office:value-type="float" office:value="300" calcext:value-type="float">
            <text:p>300</text:p>
          </table:table-cell>
          <table:table-cell table:style-name="ce21" office:value-type="currency" office:currency="EUR" office:value="0.016" calcext:value-type="currency">
            <text:p>€0.02</text:p>
          </table:table-cell>
          <table:table-cell table:style-name="ce21" office:value-type="currency" office:currency="EUR" office:value="4.12" calcext:value-type="currency">
            <text:p>€4.12</text:p>
          </table:table-cell>
          <table:table-cell table:style-name="ce31"/>
          <table:table-cell table:style-name="ce46" office:value-type="string" calcext:value-type="string">
            <text:p><text:a xlink:href="https://www.ebay.de/itm/M4-MaLiMo-DIN-912-Zylinderschrauben-galv-verzinkt-8-8/311791183620?hash=item489833e704:g:JDIAAOSwymxVOKfb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4 30mm</text:p>
          </table:table-cell>
          <table:table-cell table:style-name="ce7" office:value-type="float" office:value="200" calcext:value-type="float">
            <text:p>200</text:p>
          </table:table-cell>
          <table:table-cell table:style-name="ce21" office:value-type="currency" office:currency="EUR" office:value="0.0254" calcext:value-type="currency">
            <text:p>€0.03</text:p>
          </table:table-cell>
          <table:table-cell table:style-name="ce21" office:value-type="currency" office:currency="EUR" office:value="4.35" calcext:value-type="currency">
            <text:p>€4.35</text:p>
          </table:table-cell>
          <table:table-cell table:style-name="ce31"/>
          <table:table-cell table:style-name="ce46" office:value-type="string" calcext:value-type="string">
            <text:p><text:a xlink:href="https://www.ebay.de/itm/M4-MaLiMo-DIN-912-Zylinderschrauben-galv-verzinkt-8-8/311791183620?hash=item489833e704:g:JDIAAOSwymxVOKfb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5 10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155" calcext:value-type="currency">
            <text:p>€0.02</text:p>
          </table:table-cell>
          <table:table-cell table:style-name="ce21" office:value-type="currency" office:currency="EUR" office:value="1.32" calcext:value-type="currency">
            <text:p>€1.32</text:p>
          </table:table-cell>
          <table:table-cell table:style-name="ce31"/>
          <table:table-cell table:style-name="ce46" office:value-type="string" calcext:value-type="string">
            <text:p><text:a xlink:href="https://www.ebay.de/itm/M5-MaLiMo-DIN-912-Zylinderschrauben-galv-verzinkt-8-8/381944072599?hash=item58eda40997:g:VC4AAOSwrklVOKg5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5 16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155" calcext:value-type="currency">
            <text:p>€0.02</text:p>
          </table:table-cell>
          <table:table-cell table:style-name="ce21" office:value-type="currency" office:currency="EUR" office:value="3.18" calcext:value-type="currency">
            <text:p>€3.18</text:p>
          </table:table-cell>
          <table:table-cell table:style-name="ce31"/>
          <table:table-cell table:style-name="ce46" office:value-type="string" calcext:value-type="string">
            <text:p><text:a xlink:href="https://www.ebay.de/itm/M5-MaLiMo-DIN-912-Zylinderschrauben-galv-verzinkt-8-8/381944072599?hash=item58eda40997:g:VC4AAOSwrklVOKg5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5 22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229" calcext:value-type="currency">
            <text:p>€0.02</text:p>
          </table:table-cell>
          <table:table-cell table:style-name="ce21" office:value-type="currency" office:currency="EUR" office:value="3.96" calcext:value-type="currency">
            <text:p>€3.96</text:p>
          </table:table-cell>
          <table:table-cell table:style-name="ce31"/>
          <table:table-cell table:style-name="ce46" office:value-type="string" calcext:value-type="string">
            <text:p><text:a xlink:href="https://www.ebay.de/itm/M5-MaLiMo-DIN-912-Zylinderschrauben-galv-verzinkt-8-8/381944072599?hash=item58eda40997:g:VC4AAOSwrklVOKg5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5 30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288" calcext:value-type="currency">
            <text:p>€0.03</text:p>
          </table:table-cell>
          <table:table-cell table:style-name="ce21" office:value-type="currency" office:currency="EUR" office:value="4.55" calcext:value-type="currency">
            <text:p>€4.55</text:p>
          </table:table-cell>
          <table:table-cell table:style-name="ce31"/>
          <table:table-cell table:style-name="ce46" office:value-type="string" calcext:value-type="string">
            <text:p><text:a xlink:href="https://www.ebay.de/itm/M5-MaLiMo-DIN-912-Zylinderschrauben-galv-verzinkt-8-8/381944072599?hash=item58eda40997:g:VC4AAOSwrklVOKg5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6 10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202" calcext:value-type="currency">
            <text:p>€0.02</text:p>
          </table:table-cell>
          <table:table-cell table:style-name="ce21" office:value-type="currency" office:currency="EUR" office:value="1.93" calcext:value-type="currency">
            <text:p>€1.93</text:p>
          </table:table-cell>
          <table:table-cell table:style-name="ce31"/>
          <table:table-cell table:style-name="ce46" office:value-type="string" calcext:value-type="string">
            <text:p><text:a xlink:href="https://www.ebay.de/itm/M6-MaLiMo-DIN-912-Zylinderschrauben-galv-verzinkt-8-8/310573297696?hash=item484f9c7020:g:1YAAAOSwBLlVOKeJ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6 16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26" calcext:value-type="currency">
            <text:p>€0.03</text:p>
          </table:table-cell>
          <table:table-cell table:style-name="ce21" office:value-type="currency" office:currency="EUR" office:value="2.21" calcext:value-type="currency">
            <text:p>€2.21</text:p>
          </table:table-cell>
          <table:table-cell table:style-name="ce31"/>
          <table:table-cell table:style-name="ce46" office:value-type="string" calcext:value-type="string">
            <text:p><text:a xlink:href="https://www.ebay.de/itm/M6-MaLiMo-DIN-912-Zylinderschrauben-galv-verzinkt-8-8/310573297696?hash=item484f9c7020:g:1YAAAOSwBLlVOKeJ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6 25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307" calcext:value-type="currency">
            <text:p>€0.03</text:p>
          </table:table-cell>
          <table:table-cell table:style-name="ce21" office:value-type="currency" office:currency="EUR" office:value="2.6" calcext:value-type="currency">
            <text:p>€2.60</text:p>
          </table:table-cell>
          <table:table-cell table:style-name="ce31"/>
          <table:table-cell table:style-name="ce46" office:value-type="string" calcext:value-type="string">
            <text:p><text:a xlink:href="https://www.ebay.de/itm/M6-MaLiMo-DIN-912-Zylinderschrauben-galv-verzinkt-8-8/310573297696?hash=item484f9c7020:g:1YAAAOSwBLlVOKeJ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6 30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334" calcext:value-type="currency">
            <text:p>€0.03</text:p>
          </table:table-cell>
          <table:table-cell table:style-name="ce21" office:value-type="currency" office:currency="EUR" office:value="2.84" calcext:value-type="currency">
            <text:p>€2.84</text:p>
          </table:table-cell>
          <table:table-cell table:style-name="ce31"/>
          <table:table-cell table:style-name="ce46" office:value-type="string" calcext:value-type="string">
            <text:p><text:a xlink:href="https://www.ebay.de/itm/M6-MaLiMo-DIN-912-Zylinderschrauben-galv-verzinkt-8-8/310573297696?hash=item484f9c7020:g:1YAAAOSwBLlVOKeJ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8 16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42" calcext:value-type="currency">
            <text:p>€0.04</text:p>
          </table:table-cell>
          <table:table-cell table:style-name="ce21" office:value-type="currency" office:currency="EUR" office:value="3.57" calcext:value-type="currency">
            <text:p>€3.57</text:p>
          </table:table-cell>
          <table:table-cell table:style-name="ce31"/>
          <table:table-cell table:style-name="ce46" office:value-type="string" calcext:value-type="string">
            <text:p><text:a xlink:href="https://www.ebay.de/itm/M8-MaLiMo-DIN-912-Zylinderschrauben-galv-verzinkt-8-8/311791183617?hash=item489833e701:g:c10AAOSwqu9VOKez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8 25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546" calcext:value-type="currency">
            <text:p>€0.05</text:p>
          </table:table-cell>
          <table:table-cell table:style-name="ce21" office:value-type="currency" office:currency="EUR" office:value="4.64" calcext:value-type="currency">
            <text:p>€4.64</text:p>
          </table:table-cell>
          <table:table-cell table:style-name="ce31"/>
          <table:table-cell table:style-name="ce46" office:value-type="string" calcext:value-type="string">
            <text:p><text:a xlink:href="https://www.ebay.de/itm/M8-MaLiMo-DIN-912-Zylinderschrauben-galv-verzinkt-8-8/311791183617?hash=item489833e701:g:c10AAOSwqu9VOKez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Screws</text:p>
          </table:table-cell>
          <table:table-cell table:style-name="ce7" office:value-type="string" calcext:value-type="string">
            <text:p>DIN 912 M8 30mm</text:p>
          </table:table-cell>
          <table:table-cell table:style-name="ce7" office:value-type="float" office:value="100" calcext:value-type="float">
            <text:p>100</text:p>
          </table:table-cell>
          <table:table-cell table:style-name="ce21" office:value-type="currency" office:currency="EUR" office:value="0.0361" calcext:value-type="currency">
            <text:p>€0.04</text:p>
          </table:table-cell>
          <table:table-cell table:style-name="ce21" office:value-type="currency" office:currency="EUR" office:value="3.06" calcext:value-type="currency">
            <text:p>€3.06</text:p>
          </table:table-cell>
          <table:table-cell table:style-name="ce31"/>
          <table:table-cell table:style-name="ce46" office:value-type="string" calcext:value-type="string">
            <text:p><text:a xlink:href="https://www.ebay.de/itm/M8-MaLiMo-DIN-912-Zylinderschrauben-galv-verzinkt-8-8/311791183617?hash=item489833e701:g:c10AAOSwqu9VOKez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2" office:value-type="string" calcext:value-type="string">
            <text:p>Washers</text:p>
          </table:table-cell>
          <table:table-cell table:style-name="ce7" office:value-type="string" calcext:value-type="string">
            <text:p>DIN 125 M5</text:p>
          </table:table-cell>
          <table:table-cell table:style-name="ce7" office:value-type="float" office:value="200" calcext:value-type="float">
            <text:p>200</text:p>
          </table:table-cell>
          <table:table-cell table:style-name="ce21" office:value-type="currency" office:currency="EUR" office:value="0.01" calcext:value-type="currency">
            <text:p>€0.01</text:p>
          </table:table-cell>
          <table:table-cell table:style-name="ce21" office:value-type="currency" office:currency="EUR" office:value="1.93" calcext:value-type="currency">
            <text:p>€1.93</text:p>
          </table:table-cell>
          <table:table-cell table:style-name="ce31"/>
          <table:table-cell table:style-name="ce46" office:value-type="string" calcext:value-type="string">
            <text:p><text:a xlink:href="https://malimo24.de/Unterlegscheiben-DIN-125-A-Edelstahl-A2-M5-100-Stueck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9" office:value-type="string" calcext:value-type="string">
            <text:p>Washers</text:p>
          </table:table-cell>
          <table:table-cell table:style-name="ce14" office:value-type="string" calcext:value-type="string">
            <text:p>DIN 125 M6</text:p>
          </table:table-cell>
          <table:table-cell table:style-name="ce14" office:value-type="float" office:value="200" calcext:value-type="float">
            <text:p>200</text:p>
          </table:table-cell>
          <table:table-cell table:style-name="ce22" office:value-type="currency" office:currency="EUR" office:value="0.01" calcext:value-type="currency">
            <text:p>€0.01</text:p>
          </table:table-cell>
          <table:table-cell table:style-name="ce22" office:value-type="currency" office:currency="EUR" office:value="1.93" calcext:value-type="currency">
            <text:p>€1.93</text:p>
          </table:table-cell>
          <table:table-cell table:style-name="ce37"/>
          <table:table-cell table:style-name="ce53" office:value-type="string" calcext:value-type="string">
            <text:p><text:a xlink:href="https://malimo24.de/Unterlegscheiben-DIN-125-A-Edelstahl-A2-M6-100-Stueck" xlink:type="simple">link</text:a></text:p>
          </table:table-cell>
          <table:covered-table-cell table:style-name="ce35"/>
          <table:table-cell table:style-name="ce64"/>
          <table:covered-table-cell table:style-name="ce35"/>
          <table:table-cell table:style-name="ce80"/>
          <table:covered-table-cell/>
          <table:table-cell table:style-name="ce8"/>
          <table:covered-table-cell/>
          <table:table-cell table:style-name="ce8" office:value-type="string" calcext:value-type="string">
            <text:p>100x M8,4 instead</text:p>
          </table:table-cell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9" office:value-type="string" calcext:value-type="string">
            <text:p>Washers</text:p>
          </table:table-cell>
          <table:table-cell table:style-name="ce14" office:value-type="string" calcext:value-type="string">
            <text:p>DIN 125 M8</text:p>
          </table:table-cell>
          <table:table-cell table:style-name="ce14" office:value-type="float" office:value="100" calcext:value-type="float">
            <text:p>100</text:p>
          </table:table-cell>
          <table:table-cell table:style-name="ce22" office:value-type="currency" office:currency="EUR" office:value="0.02" calcext:value-type="currency">
            <text:p>€0.02</text:p>
          </table:table-cell>
          <table:table-cell table:style-name="ce22" office:value-type="currency" office:currency="EUR" office:value="1.93" calcext:value-type="currency">
            <text:p>€1.93</text:p>
          </table:table-cell>
          <table:table-cell table:style-name="ce37"/>
          <table:table-cell table:style-name="ce53" office:value-type="string" calcext:value-type="string">
            <text:p><text:a xlink:href="https://malimo24.de/Unterlegscheiben-DIN-125-A-Edelstahl-A2-M8-50-Stueck" xlink:type="simple">link</text:a></text:p>
          </table:table-cell>
          <table:covered-table-cell table:style-name="ce36"/>
          <table:table-cell table:style-name="ce64"/>
          <table:covered-table-cell table:style-name="ce36"/>
          <table:table-cell table:style-name="ce80"/>
          <table:covered-table-cell/>
          <table:table-cell table:style-name="ce8"/>
          <table:covered-table-cell/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8" office:value-type="string" calcext:value-type="string">
            <text:p>T-Nuts</text:p>
          </table:table-cell>
          <table:table-cell table:style-name="ce2" office:value-type="string" calcext:value-type="string">
            <text:p>Hammermutter Nut 6 M5</text:p>
          </table:table-cell>
          <table:table-cell table:style-name="ce2" office:value-type="float" office:value="100" calcext:value-type="float">
            <text:p>100</text:p>
          </table:table-cell>
          <table:table-cell table:style-name="ce17" office:value-type="currency" office:currency="EUR" office:value="0.1475" calcext:value-type="currency">
            <text:p>€0.15</text:p>
          </table:table-cell>
          <table:table-cell table:style-name="ce17" table:formula="of:=15.01*1.16" office:value-type="currency" office:currency="EUR" office:value="17.4116" calcext:value-type="currency">
            <text:p>€17.41</text:p>
          </table:table-cell>
          <table:table-cell table:style-name="ce31" table:formula="of:=5.79*1.16" office:value-type="currency" office:currency="EUR" office:value="6.7164" calcext:value-type="currency">
            <text:p>6.72 €</text:p>
          </table:table-cell>
          <table:table-cell table:style-name="ce46" office:value-type="string" calcext:value-type="string">
            <text:p><text:a xlink:href="https://www.motedis.com/shop/Nutprofil-Zubehoer/Zubehoer-20-B-Typ-Nut-6/Nutensteine-Gewindeplatten-Nut-6-B-Typ/Hammermutter-B-Typ-Nut-6-M5::7145.html" xlink:type="simple">link</text:a></text:p>
          </table:table-cell>
          <table:table-cell table:style-name="ce3" office:value-type="string" calcext:value-type="string">
            <text:p>motedis (&lt;=200€ netto)</text:p>
          </table:table-cell>
          <table:table-cell table:style-name="ce64" office:value-type="string" calcext:value-type="string">
            <text:p>Arrived</text:p>
          </table:table-cell>
          <table:table-cell table:style-name="ce74" office:value-type="string" calcext:value-type="string">
            <text:p>reimbursement claimed</text:p>
          </table:table-cell>
          <table:table-cell table:style-name="ce80"/>
          <table:table-cell table:style-name="ce86" table:formula="of:=SUM([.E61:.F61])" office:value-type="currency" office:currency="EUR" office:value="24.128" calcext:value-type="currency">
            <text:p>€24.13</text:p>
          </table:table-cell>
          <table:table-cell table:style-name="ce8"/>
          <table:table-cell table:style-name="ce95" office:value-type="string" calcext:value-type="string">
            <text:p>Xanten (verified)</text:p>
          </table:table-cell>
          <table:table-cell table:style-name="ce8"/>
          <table:table-cell table:style-name="ce99" table:number-columns-repeated="14"/>
          <table:table-cell table:number-columns-repeated="995"/>
        </table:table-row>
        <table:table-row table:style-name="ro1">
          <table:table-cell table:style-name="ce10"/>
          <table:table-cell table:style-name="ce15" table:number-columns-repeated="2"/>
          <table:table-cell table:style-name="ce23" table:number-columns-repeated="2"/>
          <table:table-cell table:style-name="ce38"/>
          <table:table-cell table:style-name="ce54"/>
          <table:table-cell table:style-name="ce60"/>
          <table:table-cell table:style-name="ce65"/>
          <table:table-cell table:style-name="ce75"/>
          <table:table-cell table:style-name="ce83"/>
          <table:table-cell table:style-name="ce89" table:formula="of:=SUM([.L2:.L61])" office:value-type="currency" office:currency="EUR" office:value="1868.807064" calcext:value-type="currency">
            <text:p>€1,868.81</text:p>
          </table:table-cell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10"/>
          <table:table-cell table:style-name="ce15" table:number-columns-repeated="2"/>
          <table:table-cell table:style-name="ce23" table:number-columns-repeated="2"/>
          <table:table-cell table:style-name="ce38" table:formula="of:=SUM([.E2:.F62])" office:value-type="currency" office:currency="EUR" office:value="1963.529" calcext:value-type="currency">
            <text:p>1,963.53 €</text:p>
          </table:table-cell>
          <table:table-cell table:style-name="ce54"/>
          <table:table-cell table:style-name="ce60"/>
          <table:table-cell table:style-name="ce65"/>
          <table:table-cell table:style-name="ce75"/>
          <table:table-cell table:style-name="ce83"/>
          <table:table-cell/>
          <table:table-cell table:style-name="ce11" table:number-columns-repeated="3"/>
          <table:table-cell table:number-columns-repeated="1009"/>
        </table:table-row>
        <table:table-row table:style-name="ro1" table:number-rows-repeated="4">
          <table:table-cell table:style-name="ce10" table:number-columns-repeated="3"/>
          <table:table-cell table:style-name="ce24" table:number-columns-repeated="2"/>
          <table:table-cell table:style-name="ce39"/>
          <table:table-cell table:style-name="ce55"/>
          <table:table-cell table:style-name="ce60"/>
          <table:table-cell table:style-name="ce65"/>
          <table:table-cell table:style-name="ce75"/>
          <table:table-cell table:style-name="ce83"/>
          <table:table-cell/>
          <table:table-cell table:style-name="ce11" table:number-columns-repeated="3"/>
          <table:table-cell table:number-columns-repeated="1009"/>
        </table:table-row>
        <table:table-row table:style-name="ro1" table:number-rows-repeated="3">
          <table:table-cell table:style-name="ce10" table:number-columns-repeated="3"/>
          <table:table-cell table:style-name="ce24" table:number-columns-repeated="2"/>
          <table:table-cell table:style-name="ce39"/>
          <table:table-cell table:style-name="ce55"/>
          <table:table-cell table:style-name="ce60"/>
          <table:table-cell table:style-name="ce65"/>
          <table:table-cell table:style-name="ce75"/>
          <table:table-cell table:style-name="ce84"/>
          <table:table-cell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10" table:number-columns-repeated="3"/>
          <table:table-cell table:style-name="ce24" table:number-columns-repeated="2"/>
          <table:table-cell table:style-name="ce39"/>
          <table:table-cell table:style-name="ce55"/>
          <table:table-cell table:style-name="ce60"/>
          <table:table-cell table:style-name="ce65"/>
          <table:table-cell table:style-name="ce75"/>
          <table:table-cell table:style-name="ce83"/>
          <table:table-cell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10" table:number-columns-repeated="3"/>
          <table:table-cell table:style-name="ce24" table:number-columns-repeated="2"/>
          <table:table-cell table:style-name="ce39"/>
          <table:table-cell table:style-name="ce55"/>
          <table:table-cell table:style-name="ce60"/>
          <table:table-cell table:style-name="ce65"/>
          <table:table-cell table:style-name="ce75"/>
          <table:table-cell table:style-name="ce83"/>
          <table:table-cell/>
          <table:table-cell table:style-name="ce11" table:number-columns-repeated="3"/>
          <table:table-cell table:number-columns-repeated="1009"/>
        </table:table-row>
        <table:table-row table:style-name="ro1">
          <table:table-cell table:style-name="ce10" table:number-columns-repeated="3"/>
          <table:table-cell table:style-name="ce24" table:number-columns-repeated="2"/>
          <table:table-cell table:style-name="ce39"/>
          <table:table-cell table:style-name="ce55"/>
          <table:table-cell table:style-name="ce60"/>
          <table:table-cell table:style-name="ce65"/>
          <table:table-cell table:style-name="ce75"/>
          <table:table-cell table:style-name="ce83"/>
          <table:table-cell/>
          <table:table-cell table:style-name="ce11" table:number-columns-repeated="3"/>
          <table:table-cell table:number-columns-repeated="1009"/>
        </table:table-row>
        <table:table-row table:style-name="ro1" table:number-rows-repeated="3">
          <table:table-cell table:number-columns-repeated="5"/>
          <table:table-cell table:style-name="ce40"/>
          <table:table-cell table:number-columns-repeated="2"/>
          <table:table-cell table:style-name="ce61"/>
          <table:table-cell table:style-name="ce76"/>
          <table:table-cell table:number-columns-repeated="2"/>
          <table:table-cell table:style-name="ce11" table:number-columns-repeated="3"/>
          <table:table-cell table:number-columns-repeated="1009"/>
        </table:table-row>
        <table:table-row table:style-name="ro1" table:number-rows-repeated="972">
          <table:table-cell table:style-name="ce11" table:number-columns-repeated="5"/>
          <table:table-cell table:style-name="ce41"/>
          <table:table-cell table:style-name="ce11"/>
          <table:table-cell table:style-name="ce61" table:number-columns-repeated="2"/>
          <table:table-cell table:style-name="ce76"/>
          <table:table-cell table:style-name="ce11"/>
          <table:table-cell/>
          <table:table-cell table:style-name="ce11" table:number-columns-repeated="3"/>
          <table:table-cell table:number-columns-repeated="1009"/>
        </table:table-row>
        <table:table-row table:style-name="ro3" table:number-rows-repeated="1047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Open Sans" svg:font-family="'Ope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€</number:currency-symbol>
      <number:number number:decimal-places="2" loext:min-decimal-places="2" number:min-integer-digits="1" number:grouping="true"/>
    </number:currency-style>
    <number:currency-style style:name="N126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1" style:display-name="PageStyle_BOM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10" meta:object-count="0"/>
    <meta:generator>LibreOfficeDev/6.0.5.2$Linux_X86_64 LibreOffice_project/</meta:generator>
  </office:meta>
</office:document-meta>
</file>